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iraMono" svg:font-family="FiraMono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b01" officeooo:paragraph-rsid="001eab01"/>
    </style:style>
    <style:style style:name="P2" style:family="paragraph" style:parent-style-name="Standard">
      <style:text-properties officeooo:rsid="001ed1f8" officeooo:paragraph-rsid="001ed1f8"/>
    </style:style>
    <style:style style:name="P3" style:family="paragraph" style:parent-style-name="Standard">
      <style:text-properties officeooo:rsid="001f561e" officeooo:paragraph-rsid="001f561e"/>
    </style:style>
    <style:style style:name="P4" style:family="paragraph" style:parent-style-name="Standard">
      <style:text-properties officeooo:rsid="001fda16" officeooo:paragraph-rsid="001fda16"/>
    </style:style>
    <style:style style:name="P5" style:family="paragraph" style:parent-style-name="Standard">
      <style:text-properties officeooo:rsid="0021b724" officeooo:paragraph-rsid="001fda16"/>
    </style:style>
    <style:style style:name="P6" style:family="paragraph" style:parent-style-name="Standard">
      <style:text-properties officeooo:rsid="0022850d" officeooo:paragraph-rsid="0022850d"/>
    </style:style>
    <style:style style:name="P7" style:family="paragraph" style:parent-style-name="Standard">
      <style:text-properties officeooo:rsid="002450a7" officeooo:paragraph-rsid="002450a7"/>
    </style:style>
    <style:style style:name="P8" style:family="paragraph" style:parent-style-name="Standard">
      <style:text-properties officeooo:rsid="0024cc87" officeooo:paragraph-rsid="0024cc87"/>
    </style:style>
    <style:style style:name="P9" style:family="paragraph" style:parent-style-name="Standard">
      <style:text-properties officeooo:rsid="00268117" officeooo:paragraph-rsid="00268117"/>
    </style:style>
    <style:style style:name="P10" style:family="paragraph" style:parent-style-name="Standard">
      <style:text-properties officeooo:rsid="0027704c" officeooo:paragraph-rsid="0027704c"/>
    </style:style>
    <style:style style:name="P11" style:family="paragraph" style:parent-style-name="Standard">
      <style:text-properties officeooo:rsid="0028966b" officeooo:paragraph-rsid="0028966b"/>
    </style:style>
    <style:style style:name="P12" style:family="paragraph" style:parent-style-name="Standard">
      <style:text-properties officeooo:rsid="00290257" officeooo:paragraph-rsid="00290257"/>
    </style:style>
    <style:style style:name="P13" style:family="paragraph" style:parent-style-name="Standard">
      <style:text-properties fo:font-variant="normal" fo:text-transform="none" fo:color="#35383a" style:font-name="FiraMono" fo:font-size="9pt" fo:letter-spacing="normal" fo:font-style="normal" fo:font-weight="normal" officeooo:rsid="00290257" officeooo:paragraph-rsid="00290257"/>
    </style:style>
    <style:style style:name="P14" style:family="paragraph" style:parent-style-name="Standard">
      <style:text-properties officeooo:rsid="002c9682" officeooo:paragraph-rsid="002c9682"/>
    </style:style>
    <style:style style:name="P15" style:family="paragraph" style:parent-style-name="Standard">
      <style:text-properties officeooo:rsid="002e2623" officeooo:paragraph-rsid="002e2623"/>
    </style:style>
    <style:style style:name="P16" style:family="paragraph" style:parent-style-name="Standard">
      <style:text-properties officeooo:rsid="0030df65" officeooo:paragraph-rsid="0030df65"/>
    </style:style>
    <style:style style:name="P17" style:family="paragraph" style:parent-style-name="Standard">
      <style:text-properties officeooo:rsid="003d1552" officeooo:paragraph-rsid="003d1552"/>
    </style:style>
    <style:style style:name="P18" style:family="paragraph" style:parent-style-name="Standard">
      <style:text-properties officeooo:rsid="003ddcd8" officeooo:paragraph-rsid="003ddcd8"/>
    </style:style>
    <style:style style:name="P19" style:family="paragraph" style:parent-style-name="Standard">
      <style:text-properties officeooo:rsid="0044b069" officeooo:paragraph-rsid="0044b069"/>
    </style:style>
    <style:style style:name="P20" style:family="paragraph" style:parent-style-name="Standard">
      <style:paragraph-properties fo:text-align="justify" style:justify-single-word="false"/>
      <style:text-properties officeooo:rsid="0044b069" officeooo:paragraph-rsid="0044b069"/>
    </style:style>
    <style:style style:name="P21" style:family="paragraph" style:parent-style-name="Standard">
      <style:paragraph-properties fo:text-align="justify" style:justify-single-word="false"/>
      <style:text-properties officeooo:rsid="00458dff" officeooo:paragraph-rsid="00458dff"/>
    </style:style>
    <style:style style:name="P22" style:family="paragraph" style:parent-style-name="Standard">
      <style:paragraph-properties fo:text-align="justify" style:justify-single-word="false"/>
      <style:text-properties officeooo:rsid="004740d7" officeooo:paragraph-rsid="004740d7"/>
    </style:style>
    <style:style style:name="P23" style:family="paragraph" style:parent-style-name="Standard">
      <style:paragraph-properties fo:text-align="justify" style:justify-single-word="false"/>
      <style:text-properties officeooo:rsid="004868f8" officeooo:paragraph-rsid="004868f8"/>
    </style:style>
    <style:style style:name="P24" style:family="paragraph" style:parent-style-name="Preformatted_20_Text">
      <style:text-properties fo:color="#000000"/>
    </style:style>
    <style:style style:name="P25" style:family="paragraph" style:parent-style-name="Preformatted_20_Text">
      <style:text-properties fo:color="#000000" style:font-name="DejaVu Sans Mono"/>
    </style:style>
    <style:style style:name="P26" style:family="paragraph" style:parent-style-name="Preformatted_20_Text">
      <style:text-properties fo:color="#000000" style:font-name="DejaVu Sans Mono" fo:background-color="#f7faff"/>
    </style:style>
    <style:style style:name="P27" style:family="paragraph" style:parent-style-name="Preformatted_20_Text">
      <style:text-properties fo:color="#000000" style:font-name="DejaVu Sans Mono" officeooo:paragraph-rsid="00268117" fo:background-color="#f7faff"/>
    </style:style>
    <style:style style:name="P28" style:family="paragraph" style:parent-style-name="Preformatted_20_Text">
      <style:text-properties fo:color="#000000" style:font-name="DejaVu Sans Mono" officeooo:rsid="00290257" officeooo:paragraph-rsid="00290257" fo:background-color="#f7faff"/>
    </style:style>
    <style:style style:name="P29" style:family="paragraph" style:parent-style-name="Preformatted_20_Text">
      <style:text-properties fo:color="#000000" style:font-name="DejaVu Sans Mono" officeooo:rsid="002f0bc7" officeooo:paragraph-rsid="002f0bc7" fo:background-color="#f7faff"/>
    </style:style>
    <style:style style:name="P30" style:family="paragraph" style:parent-style-name="Preformatted_20_Text">
      <style:text-properties fo:color="#000000" style:font-name="DejaVu Sans Mono" officeooo:rsid="002ff7a3" officeooo:paragraph-rsid="002ff7a3" fo:background-color="#f7faff"/>
    </style:style>
    <style:style style:name="P31" style:family="paragraph" style:parent-style-name="Preformatted_20_Text">
      <style:text-properties fo:color="#000000" style:font-name="DejaVu Sans Mono" officeooo:rsid="003024f8" officeooo:paragraph-rsid="003024f8" fo:background-color="#f7faff"/>
    </style:style>
    <style:style style:name="P32" style:family="paragraph" style:parent-style-name="Preformatted_20_Text">
      <style:text-properties fo:color="#000000" style:font-name="DejaVu Sans Mono" officeooo:rsid="00290257" officeooo:paragraph-rsid="00290257"/>
    </style:style>
    <style:style style:name="P33" style:family="paragraph" style:parent-style-name="Preformatted_20_Text">
      <style:text-properties fo:color="#000000" style:font-name="DejaVu Sans Mono" officeooo:rsid="002f0bc7" officeooo:paragraph-rsid="002f0bc7"/>
    </style:style>
    <style:style style:name="P34" style:family="paragraph" style:parent-style-name="Preformatted_20_Text">
      <style:text-properties fo:color="#000000" fo:background-color="#f7faff"/>
    </style:style>
    <style:style style:name="P35" style:family="paragraph" style:parent-style-name="Preformatted_20_Text">
      <style:text-properties fo:color="#000080" style:font-name="DejaVu Sans Mono" fo:font-weight="bold" fo:background-color="#f7faff"/>
    </style:style>
    <style:style style:name="P36" style:family="paragraph" style:parent-style-name="Preformatted_20_Text">
      <style:text-properties fo:color="#000080" style:font-name="DejaVu Sans Mono" fo:font-weight="bold" officeooo:rsid="00290257" officeooo:paragraph-rsid="00290257" fo:background-color="#f7faff"/>
    </style:style>
    <style:style style:name="P37" style:family="paragraph" style:parent-style-name="Preformatted_20_Text">
      <style:text-properties fo:color="#000080" style:font-name="DejaVu Sans Mono" fo:font-weight="bold" officeooo:rsid="0030df65" officeooo:paragraph-rsid="0030df65" fo:background-color="#f7faff"/>
    </style:style>
    <style:style style:name="P38" style:family="paragraph" style:parent-style-name="Preformatted_20_Text">
      <style:text-properties fo:color="#000080" style:font-name="DejaVu Sans Mono" fo:font-weight="bold" officeooo:rsid="00268117" officeooo:paragraph-rsid="00268117" fo:background-color="#f7faff"/>
    </style:style>
    <style:style style:name="P39" style:family="paragraph" style:parent-style-name="Preformatted_20_Text">
      <style:text-properties fo:color="#000080" style:font-name="DejaVu Sans Mono" fo:font-weight="bold" officeooo:paragraph-rsid="00268117" fo:background-color="#f7faff"/>
    </style:style>
    <style:style style:name="P40" style:family="paragraph" style:parent-style-name="Preformatted_20_Text">
      <style:paragraph-properties fo:text-align="center" style:justify-single-word="false"/>
      <style:text-properties fo:color="#000080" style:font-name="DejaVu Sans Mono" fo:font-weight="bold" officeooo:rsid="003add03" officeooo:paragraph-rsid="003add03" fo:background-color="#f7faff"/>
    </style:style>
    <style:style style:name="P41" style:family="paragraph" style:parent-style-name="Preformatted_20_Text">
      <style:text-properties fo:color="#000080" style:font-name="DejaVu Sans Mono" fo:font-weight="bold" officeooo:rsid="003add03" officeooo:paragraph-rsid="00268117" fo:background-color="#f7faff"/>
    </style:style>
    <style:style style:name="P42" style:family="paragraph" style:parent-style-name="Preformatted_20_Text">
      <style:text-properties fo:color="#000080" style:font-name="DejaVu Sans Mono" fo:font-weight="bold" officeooo:rsid="003add03" officeooo:paragraph-rsid="003add03" fo:background-color="#f7faff"/>
    </style:style>
    <style:style style:name="P43" style:family="paragraph" style:parent-style-name="Preformatted_20_Text">
      <style:text-properties fo:color="#000080" style:font-name="DejaVu Sans Mono" fo:font-weight="bold" officeooo:rsid="003d1552" officeooo:paragraph-rsid="003d1552" fo:background-color="#f7faff"/>
    </style:style>
    <style:style style:name="P44" style:family="paragraph" style:parent-style-name="Preformatted_20_Text">
      <style:text-properties fo:color="#000080" style:font-name="DejaVu Sans Mono" fo:font-weight="bold" officeooo:rsid="003ddcd8" officeooo:paragraph-rsid="003ddcd8" fo:background-color="#f7faff"/>
    </style:style>
    <style:style style:name="P45" style:family="paragraph" style:parent-style-name="Preformatted_20_Text">
      <style:text-properties fo:color="#000080" style:font-name="DejaVu Sans Mono" fo:font-weight="bold" officeooo:rsid="002f0bc7" officeooo:paragraph-rsid="002f0bc7" fo:background-color="#f7faff"/>
    </style:style>
    <style:style style:name="P46" style:family="paragraph" style:parent-style-name="Preformatted_20_Text">
      <style:paragraph-properties fo:text-align="justify" style:justify-single-word="false"/>
      <style:text-properties fo:color="#a9b7c6" style:font-name="Source Code Pro" officeooo:rsid="004868f8" officeooo:paragraph-rsid="004868f8"/>
    </style:style>
    <style:style style:name="P47" style:family="paragraph" style:parent-style-name="Preformatted_20_Text">
      <style:text-properties fo:color="#808080" style:font-name="DejaVu Sans Mono" fo:font-style="italic" fo:background-color="#f7faff"/>
    </style:style>
    <style:style style:name="P48" style:family="paragraph" style:parent-style-name="Preformatted_20_Text">
      <style:text-properties fo:color="#808080" fo:background-color="#f7faff"/>
    </style:style>
    <style:style style:name="P49" style:family="paragraph" style:parent-style-name="Preformatted_20_Text">
      <style:text-properties fo:color="#660000" style:font-name="DejaVu Sans Mono" fo:background-color="#f7faff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2f0bc7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000000" style:font-name="DejaVu Sans Mono" fo:background-color="#f7faff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327bbe" officeooo:paragraph-rsid="00327bbe" fo:background-color="#f7faff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33959e" officeooo:paragraph-rsid="0033959e" fo:background-color="#f7faff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34e88b" officeooo:paragraph-rsid="0034e88b" fo:background-color="#f7faff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3533df" officeooo:paragraph-rsid="003533df" fo:background-color="#f7faff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36275f" officeooo:paragraph-rsid="0036275f" fo:background-color="#f7faff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36ffc0" officeooo:paragraph-rsid="0036ffc0" fo:background-color="#f7faff"/>
    </style:style>
    <style:style style:name="P60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38e9b9" officeooo:paragraph-rsid="0038e9b9" fo:background-color="#f7faff"/>
    </style:style>
    <style:style style:name="P61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2ff7a3" officeooo:paragraph-rsid="002ff7a3" fo:background-color="#f7faff"/>
    </style:style>
    <style:style style:name="P62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3766c5" officeooo:paragraph-rsid="003766c5" fo:background-color="#f7faff"/>
    </style:style>
    <style:style style:name="P6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3533df"/>
    </style:style>
    <style:style style:name="P64" style:family="paragraph" style:parent-style-name="Preformatted_20_Text">
      <style:paragraph-properties fo:margin-top="0cm" fo:margin-bottom="0.499cm" loext:contextual-spacing="false"/>
      <style:text-properties fo:color="#000000" fo:background-color="#f7faff"/>
    </style:style>
    <style:style style:name="P65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weight="bold" fo:background-color="#f7faff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weight="bold" officeooo:rsid="0033959e" officeooo:paragraph-rsid="0033959e" fo:background-color="#f7faff"/>
    </style:style>
    <style:style style:name="P67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weight="bold" officeooo:rsid="0034e88b" officeooo:paragraph-rsid="0034e88b" fo:background-color="#f7faff"/>
    </style:style>
    <style:style style:name="P68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weight="bold" officeooo:rsid="0036275f" officeooo:paragraph-rsid="0036275f" fo:background-color="#f7faff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weight="bold" officeooo:rsid="003766c5" officeooo:paragraph-rsid="003766c5" fo:background-color="#f7faff"/>
    </style:style>
    <style:style style:name="P70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weight="bold" officeooo:rsid="0038e9b9" officeooo:paragraph-rsid="0038e9b9" fo:background-color="#f7faff"/>
    </style:style>
    <style:style style:name="P71" style:family="paragraph" style:parent-style-name="Preformatted_20_Text">
      <style:paragraph-properties fo:margin-top="0cm" fo:margin-bottom="0.499cm" loext:contextual-spacing="false"/>
      <style:text-properties fo:color="#a9b7c6" style:font-name="Source Code Pro"/>
    </style:style>
    <style:style style:name="P72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tyle="italic" officeooo:paragraph-rsid="002f0bc7" fo:background-color="#f7faff"/>
    </style:style>
    <style:style style:name="T1" style:family="text">
      <style:text-properties officeooo:rsid="0024cc87"/>
    </style:style>
    <style:style style:name="T2" style:family="text">
      <style:text-properties officeooo:rsid="002aecf5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2ff7a3" fo:background-color="#f7faff" loext:char-shading-value="0"/>
    </style:style>
    <style:style style:name="T5" style:family="text">
      <style:text-properties officeooo:rsid="003533df" fo:background-color="#f7faff" loext:char-shading-value="0"/>
    </style:style>
    <style:style style:name="T6" style:family="text">
      <style:text-properties fo:background-color="#ffcccc" loext:char-shading-value="0"/>
    </style:style>
    <style:style style:name="T7" style:family="text">
      <style:text-properties fo:font-style="italic"/>
    </style:style>
    <style:style style:name="T8" style:family="text">
      <style:text-properties fo:font-style="italic" fo:background-color="#f7faff" loext:char-shading-value="0"/>
    </style:style>
    <style:style style:name="T9" style:family="text">
      <style:text-properties fo:color="#000080" fo:font-weight="bold"/>
    </style:style>
    <style:style style:name="T10" style:family="text">
      <style:text-properties fo:color="#000080" fo:font-weight="bold" fo:background-color="#f7faff" loext:char-shading-value="0"/>
    </style:style>
    <style:style style:name="T11" style:family="text">
      <style:text-properties fo:color="#000080" fo:font-weight="bold" officeooo:rsid="003533df" fo:background-color="#f7faff" loext:char-shading-value="0"/>
    </style:style>
    <style:style style:name="T12" style:family="text">
      <style:text-properties fo:color="#000080" style:font-name="DejaVu Sans Mono" fo:font-weight="bold" fo:background-color="#f7faff" loext:char-shading-value="0"/>
    </style:style>
    <style:style style:name="T13" style:family="text">
      <style:text-properties fo:color="#008000"/>
    </style:style>
    <style:style style:name="T14" style:family="text">
      <style:text-properties fo:color="#008000" fo:font-weight="bold"/>
    </style:style>
    <style:style style:name="T15" style:family="text">
      <style:text-properties fo:color="#008000" fo:font-weight="bold" fo:background-color="#f7faff" loext:char-shading-value="0"/>
    </style:style>
    <style:style style:name="T16" style:family="text">
      <style:text-properties fo:color="#008000" fo:background-color="#f7faff" loext:char-shading-value="0"/>
    </style:style>
    <style:style style:name="T17" style:family="text">
      <style:text-properties fo:color="#008000" style:font-name="DejaVu Sans Mono" fo:font-weight="bold" fo:background-color="#f7faff" loext:char-shading-value="0"/>
    </style:style>
    <style:style style:name="T18" style:family="text">
      <style:text-properties fo:color="#008000" style:font-name="DejaVu Sans Mono" fo:background-color="#f7faff" loext:char-shading-value="0"/>
    </style:style>
    <style:style style:name="T19" style:family="text">
      <style:text-properties fo:color="#660000"/>
    </style:style>
    <style:style style:name="T20" style:family="text">
      <style:text-properties fo:color="#660000" fo:background-color="#f7faff" loext:char-shading-value="0"/>
    </style:style>
    <style:style style:name="T21" style:family="text">
      <style:text-properties fo:color="#660000" officeooo:rsid="00345da3" fo:background-color="#f7faff" loext:char-shading-value="0"/>
    </style:style>
    <style:style style:name="T22" style:family="text">
      <style:text-properties fo:color="#660000" officeooo:rsid="003533df" fo:background-color="#f7faff" loext:char-shading-value="0"/>
    </style:style>
    <style:style style:name="T23" style:family="text">
      <style:text-properties fo:color="#660000" fo:background-color="#ffe4ff" loext:char-shading-value="0"/>
    </style:style>
    <style:style style:name="T24" style:family="text">
      <style:text-properties fo:color="#660000" fo:background-color="#e4e4ff" loext:char-shading-value="0"/>
    </style:style>
    <style:style style:name="T25" style:family="text">
      <style:text-properties fo:color="#660000" style:font-name="DejaVu Sans Mono" fo:background-color="#f7faff" loext:char-shading-value="0"/>
    </style:style>
    <style:style style:name="T26" style:family="text">
      <style:text-properties fo:color="#808080" fo:font-style="italic" fo:background-color="#f7faff" loext:char-shading-value="0"/>
    </style:style>
    <style:style style:name="T27" style:family="text">
      <style:text-properties fo:color="#808080" fo:font-style="italic" officeooo:rsid="003533df" fo:background-color="#f7faff" loext:char-shading-value="0"/>
    </style:style>
    <style:style style:name="T28" style:family="text">
      <style:text-properties fo:color="#660e7a" fo:font-style="italic" fo:font-weight="bold"/>
    </style:style>
    <style:style style:name="T29" style:family="text">
      <style:text-properties fo:color="#660e7a" fo:font-style="italic" fo:font-weight="bold" fo:background-color="#f7faff" loext:char-shading-value="0"/>
    </style:style>
    <style:style style:name="T30" style:family="text">
      <style:text-properties fo:color="#660e7a" style:font-name="DejaVu Sans Mono" fo:font-style="italic" fo:font-weight="bold" fo:background-color="#f7faff" loext:char-shading-value="0"/>
    </style:style>
    <style:style style:name="T31" style:family="text">
      <style:text-properties fo:color="#0000ff" fo:font-weight="bold" fo:background-color="#f7faff" loext:char-shading-value="0"/>
    </style:style>
    <style:style style:name="T32" style:family="text">
      <style:text-properties fo:color="#0000ff" fo:background-color="#f7faff" loext:char-shading-value="0"/>
    </style:style>
    <style:style style:name="T33" style:family="text">
      <style:text-properties fo:color="#0000ff" officeooo:rsid="003533df" fo:background-color="#f7faff" loext:char-shading-value="0"/>
    </style:style>
    <style:style style:name="T34" style:family="text">
      <style:text-properties fo:color="#0000ff" style:font-name="DejaVu Sans Mono" fo:background-color="#f7faff" loext:char-shading-value="0"/>
    </style:style>
    <style:style style:name="T35" style:family="text">
      <style:text-properties officeooo:rsid="002f0bc7"/>
    </style:style>
    <style:style style:name="T36" style:family="text">
      <style:text-properties style:font-name="DejaVu Sans Mono"/>
    </style:style>
    <style:style style:name="T37" style:family="text">
      <style:text-properties style:font-name="DejaVu Sans Mono" fo:font-style="italic"/>
    </style:style>
    <style:style style:name="T38" style:family="text">
      <style:text-properties style:font-name="DejaVu Sans Mono" fo:font-style="italic" fo:background-color="#f7faff" loext:char-shading-value="0"/>
    </style:style>
    <style:style style:name="T39" style:family="text">
      <style:text-properties style:font-name="DejaVu Sans Mono" fo:background-color="#f7faff" loext:char-shading-value="0"/>
    </style:style>
    <style:style style:name="T40" style:family="text">
      <style:text-properties officeooo:rsid="0033959e"/>
    </style:style>
    <style:style style:name="T41" style:family="text">
      <style:text-properties officeooo:rsid="003bcf92"/>
    </style:style>
    <style:style style:name="T42" style:family="text">
      <style:text-properties fo:color="#e8bf6a"/>
    </style:style>
    <style:style style:name="T43" style:family="text">
      <style:text-properties fo:color="#bababa"/>
    </style:style>
    <style:style style:name="T44" style:family="text">
      <style:text-properties fo:color="#a5c2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Php :</text:p>
      <text:p text:style-name="P1"/>
      <text:p text:style-name="P1">Coté server permet de renvoyé du Html,</text:p>
      <text:p text:style-name="P1">Compiler et interpreter,</text:p>
      <text:p text:style-name="P1">Devenu productif en 2000 avec Php4 en se basant sur POO,</text:p>
      <text:p text:style-name="P1"/>
      <text:p text:style-name="P1">Support partiel de l’objet: depuis Php 5,6 et 7,0</text:p>
      <text:p text:style-name="P1"/>
      <text:p text:style-name="P1">Php 7 est deprecatide : il a supprimé les fonction des version précédente, Ils ont été prévenu avant le passage,</text:p>
      <text:p text:style-name="P1"/>
      <text:p text:style-name="P1">++ performance</text:p>
      <text:p text:style-name="P1">– consommation mémoire,</text:p>
      <text:p text:style-name="P1"/>
      <text:p text:style-name="P2">Dette technique : une application qui a une veille version, trop de temps pour mettre à jour en Php </text:p>
      <text:p text:style-name="P2">version 7</text:p>
      <text:p text:style-name="P2"/>
      <text:p text:style-name="P3">Php : Hyper Text Processor,</text:p>
      <text:p text:style-name="P3"/>
      <text:p text:style-name="P3">Fonctionne bcp avec des Git,</text:p>
      <text:p text:style-name="P3"/>
      <text:p text:style-name="P3">Langage compiler est plus rapide qu’un langage interpréter,</text:p>
      <text:p text:style-name="P3"/>
      <text:p text:style-name="P3">compiler ne peut etre débuger quand on re compiler et sur le meme OS,</text:p>
      <text:p text:style-name="P3"><text:s/></text:p>
      <text:p text:style-name="P3">C C++ Pascal Java Php : compilé</text:p>
      <text:p text:style-name="P3"/>
      <text:p text:style-name="P3">Javascript , Ruby Pearl : langage interprétés,</text:p>
      <text:p text:style-name="P3"/>
      <text:p text:style-name="P3">partie CLI : permet de lancé des prog sur un server sans passer par la commande client et un server Apache Directement dans la console</text:p>
      <text:p text:style-name="P3"/>
      <text:p text:style-name="P3">Crontab : liste d’exécution de taches plannifier sur Linux, Lié au compte utilisateur elle affiche une <text:s/>table par utilisateur,</text:p>
      <text:p text:style-name="P3"/>
      <text:p text:style-name="P4">apt-get install php ou apt-get install php</text:p>
      <text:p text:style-name="P4"/>
      <text:p text:style-name="P4"/>
      <text:p text:style-name="P4">Extension Apache2</text:p>
      <text:p text:style-name="P4">sudo apt-get install <text:s/>libapache2-mod-php</text:p>
      <text:p text:style-name="P4"/>
      <text:p text:style-name="P4">bibliothèque de chiffrement</text:p>
      <text:p text:style-name="P4">sudo apt-get install php-mcrypt</text:p>
      <text:p text:style-name="P4"/>
      <text:p text:style-name="P4">extension Sql</text:p>
      <text:p text:style-name="P4">sudo apt-get install php-mysql</text:p>
      <text:p text:style-name="P4"/>
      <text:p text:style-name="P4">en une seul fois l’ensemble </text:p>
      <text:p text:style-name="P4">sudo apt-get install php libapache2-mod-php php-mcrypt php-mysql</text:p>
      <text:p text:style-name="P4"/>
      <text:p text:style-name="P4">Déroulement appel :</text:p>
      <text:p text:style-name="P4"/>
      <text:p text:style-name="P4"><text:soft-page-break/>client demande server web</text:p>
      <text:p text:style-name="P4">server analyse Php</text:p>
      <text:p text:style-name="P4"/>
      <text:p text:style-name="P4">différent fichier de configuration :</text:p>
      <text:p text:style-name="P4"/>
      <text:p text:style-name="P4">/etc/php/7,0/apache2 <text:s text:c="2"/>la configuration pour apache2</text:p>
      <text:p text:style-name="P4">/etc/php/7,0/mods-available les modules disponible</text:p>
      <text:p text:style-name="P4">/etc/php/7,0/cli <text:s/>La configuration en mode CLI</text:p>
      <text:p text:style-name="P4"/>
      <text:p text:style-name="P4">Dans les dossiers apaches2 et cli ,2entrées :</text:p>
      <text:p text:style-name="P4"/>
      <text:p text:style-name="P4">php,ini fichier configuraconf,d contient module <text:s/>et config,</text:p>
      <text:p text:style-name="P5"/>
      <text:p text:style-name="P6">Les directives booléens ou des valeurs,</text:p>
      <text:p text:style-name="P6">Chaque directive à une valeur par défault,</text:p>
      <text:p text:style-name="P6"/>
      <text:p text:style-name="P6">Les valeurs par défaut peuvent différer en mode CLI et en mode Apache,</text:p>
      <text:p text:style-name="P6"/>
      <text:p text:style-name="P6">Les valeurs sont souvent définies differemment en développement et en production,</text:p>
      <text:p text:style-name="P6"/>
      <text:p text:style-name="P6">Directives souvent utilisées :</text:p>
      <text:p text:style-name="P6"/>
      <text:p text:style-name="P6">expose_php = On pour Dev, Off pour Prod</text:p>
      <text:p text:style-name="P6"/>
      <text:p text:style-name="P6">max_execution_time  = durée max d’éxécution d’un script</text:p>
      <text:p text:style-name="P6"/>
      <text:p text:style-name="P6">memory_limit = Pas de limite en CLI, 128M en HTTP</text:p>
      <text:p text:style-name="P6"/>
      <text:p text:style-name="P6">error_reporting= Niveau de détail du log des erreurs,</text:p>
      <text:p text:style-name="P6"/>
      <text:p text:style-name="P6">display_errors = On pour Dev, Off pour Prod,</text:p>
      <text:p text:style-name="P6"/>
      <text:p text:style-name="P7">Les modules : </text:p>
      <text:p text:style-name="P7"/>
      <text:p text:style-name="P7">Doit être dans un dossier mods-available</text:p>
      <text:p text:style-name="P7"/>
      <text:p text:style-name="P7">Activation d’un module est automatique au moment de son installation,</text:p>
      <text:p text:style-name="P7"/>
      <text:p text:style-name="P7"/>
      <text:p text:style-name="P7">Executé un fichier : fichier.php</text:p>
      <text:p text:style-name="P7"/>
      <text:p text:style-name="P7">test des commande en interactif : php -<text:span text:style-name="T1">a </text:span></text:p>
      <text:p text:style-name="P7"/>
      <text:p text:style-name="P8">phpinfo() du mode CLI :</text:p>
      <text:p text:style-name="P8">php -i</text:p>
      <text:p text:style-name="P8"/>
      <text:p text:style-name="P8">fichiers ,ini utilisé </text:p>
      <text:p text:style-name="P8"/>
      <text:p text:style-name="P8"/>
      <text:p text:style-name="P9">ps auxc | grep apache = voir les fichier Apache,</text:p>
      <text:p text:style-name="P9"/>
      <text:p text:style-name="P9">sudo service apache2 = montre le menu démarre arrete reload,,,,,</text:p>
      <text:p text:style-name="P9"><text:soft-page-break/>sudo service apache2 stop = arrete Apache</text:p>
      <text:p text:style-name="P9"/>
      <text:p text:style-name="P9">127,0,0,1 = mon adresse server pc moi dans le nav elle permet d’afficher la pache server de mon server</text:p>
      <text:p text:style-name="P9"/>
      <text:p text:style-name="P9">cd var/www/html/ = contient les fichier apache</text:p>
      <text:p text:style-name="P9"/>
      <text:p text:style-name="P10">en sudo créer un répertoire = mkdir monsite</text:p>
      <text:p text:style-name="P10">en sudo su faire nano index,html</text:p>
      <text:p text:style-name="P10">après allé dans l’adresse 127,0,0,1/nomrepertoire lance le html présent.</text:p>
      <text:p text:style-name="P9"/>
      <text:p text:style-name="P11">Mv index.index,html index,php <text:s/>= pour passer le fichier en ,html en ,php</text:p>
      <text:p text:style-name="P11"/>
      <text:p text:style-name="P12">php index,php = montre les balises du fichier,</text:p>
      <text:p text:style-name="P12"/>
      <text:p text:style-name="P13">./phpStorm.sh <text:span text:style-name="T2">= pour lancer Php Storm</text:span></text:p>
      <text:p text:style-name="P12"/>
      <text:p text:style-name="P14">Variable = comment majuscule</text:p>
      <text:p text:style-name="P14"/>
      <text:p text:style-name="P14">Régle DRY = don’t repeat your self.</text:p>
      <text:p text:style-name="P14"/>
      <text:p text:style-name="P14">Un fichier footer et un fichier header, Rappeler à chaque fois,</text:p>
      <text:p text:style-name="P14"/>
      <text:p text:style-name="P14">Norme psr = psr 1 psr 2 sont deux règles que tous les pro respecte</text:p>
      <text:p text:style-name="P14"/>
      <text:p text:style-name="P15">rfc = fait une proposition de norme pour arrivé,</text:p>
      <text:p text:style-name="P14"/>
      <text:p text:style-name="P14">d<text:span text:style-name="T35">ifférente manière de écrire :</text:span></text:p>
      <text:p text:style-name="P32"><text:bookmark-start text:name="__DdeLink__239_140018588"/><text:span text:style-name="T10">echo </text:span><text:span text:style-name="T3">(‘</text:span><text:span text:style-name="T15">L</text:span><text:span text:style-name="T6">\'</text:span><text:span text:style-name="T16"> </text:span><text:span text:style-name="T15">age de’ <text:s/></text:span><text:span text:style-name="T3">. </text:span><text:span text:style-name="T20">$fullName </text:span><text:span text:style-name="T3">. </text:span><text:span text:style-name="T15">" est de " </text:span><text:span text:style-name="T3">. </text:span><text:span text:style-name="T20">$age </text:span><text:span text:style-name="T3">. </text:span><text:span text:style-name="T15">" ans "</text:span><text:span text:style-name="T3">);</text:span><text:bookmark-end text:name="__DdeLink__239_140018588"/><text:span text:style-name="T3"> </text:span><text:span text:style-name="T26">/* \' permet l'echappement de la chaine pour affichier le char sans fermer */</text:span></text:p>
      <text:p text:style-name="P26">\</text:p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</text:span><text:span text:style-name="T20">$age</text:span><text:span text:style-name="T16"> </text:span><text:span text:style-name="T15">ans"</text:span><text:span text:style-name="T3">);</text:span></text:p>
      <text:p text:style-name="P52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</text:span><text:span text:style-name="T20">$age</text:span><text:span text:style-name="T16"> </text:span><text:span text:style-name="T15">ans" </text:span><text:span text:style-name="T3">. </text:span><text:span text:style-name="T29">PHP_EOL</text:span><text:span text:style-name="T3">); <text:s text:c="2"/></text:span><text:span text:style-name="T26">/*constante permettant </text:span></text:p>
      <text:p text:style-name="P72">de passer à la ligne PHP_EOL remplace \n qui ne faut pas faire*/</text:p>
      <text:p text:style-name="P45">Avec une contance :</text:p>
      <text:p text:style-name="P32"><text:span text:style-name="T10">const </text:span><text:span text:style-name="T29">AGE </text:span><text:span text:style-name="T10">= </text:span><text:span text:style-name="T31">48</text:span><text:span text:style-name="T10">;</text:span></text:p>
      <text:p text:style-name="P36"/>
      <text:p text:style-name="P32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9">AGE </text:span><text:span text:style-name="T3">. </text:span><text:span text:style-name="T15">" ans" </text:span><text:span text:style-name="T3">. </text:span><text:span text:style-name="T29">PHP_EOL</text:span><text:span text:style-name="T3">);</text:span></text:p>
      <text:p text:style-name="P28"/>
      <text:p text:style-name="P33"><text:span text:style-name="T3"><text:s/></text:span><text:span text:style-name="T4">différent cas de </text:span><text:span text:style-name="T3">soustraction :</text:span></text:p>
      <text:p text:style-name="P29"/>
      <text:p text:style-name="P32"><text:span text:style-name="T23">$age</text:span><text:span text:style-name="T20"> </text:span><text:span text:style-name="T3">= </text:span><text:span text:style-name="T24">$age</text:span><text:span text:style-name="T20"> –</text:span><text:span text:style-name="T3"> </text:span><text:span text:style-name="T32">1</text:span><text:span text:style-name="T3">;</text:span></text:p>
      <text:p text:style-name="P32"><text:span text:style-name="T23">$age</text:span><text:span text:style-name="T20"> </text:span><text:span text:style-name="T3">= </text:span><text:span text:style-name="T24">$age</text:span><text:span text:style-name="T20"> --</text:span><text:span text:style-name="T3">;</text:span></text:p>
      <text:p text:style-name="P32"><text:span text:style-name="T23">$age</text:span><text:span text:style-name="T20"> </text:span><text:span text:style-name="T3">= </text:span><text:span text:style-name="T23">$age</text:span><text:span text:style-name="T20"> </text:span><text:span text:style-name="T3">-= </text:span><text:span text:style-name="T32">1</text:span><text:span text:style-name="T3">;</text:span></text:p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Exemple d’erreur : </text:p>
      <text:p text:style-name="P30"/>
      <text:p text:style-name="P30"/>
      <text:p text:style-name="P36">&lt;?php</text:p>
      <text:p text:style-name="P25"><text:span text:style-name="T10">const </text:span><text:span text:style-name="T29">AGE </text:span><text:span text:style-name="T3">= </text:span><text:span text:style-name="T32">49</text:span><text:span text:style-name="T3">;</text:span></text:p>
      <text:p text:style-name="P25"><text:span text:style-name="T20">$firstName </text:span><text:span text:style-name="T3">= </text:span><text:span text:style-name="T15">"François"</text:span><text:span text:style-name="T3">; <text:s text:c="2"/></text:span><text:span text:style-name="T26">/*$str = char et number = nb*/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age </text:span><text:span text:style-name="T3">= </text:span><text:span text:style-name="T32">49</text:span><text:span text:style-name="T3">;</text:span></text:p>
      <text:p text:style-name="P47">/* mettre un nom correspondant à la variable pour capter plus capter*/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 </text:span><text:span text:style-name="T26">/*concatenne mes deux nom*/</text:span></text:p>
      <text:p text:style-name="P25"><text:span text:style-name="T10">echo </text:span><text:span text:style-name="T3">(</text:span><text:span text:style-name="T20">$fullName </text:span><text:span text:style-name="T3">.</text:span><text:span text:style-name="T15">" " </text:span><text:span text:style-name="T3">. </text:span><text:span text:style-name="T20">$age</text:span><text:span text:style-name="T3">); <text:s/></text:span><text:span text:style-name="T26">/*il n'y a pas de différence pour Php entre la variable number et variable str*/</text:span></text:p>
      <text:p text:style-name="P48"><text:s text:c="32"/><text:span text:style-name="T37">/* . " " .permet de concatenner et un esapce " " */</text:span></text:p>
      <text:p text:style-name="P25"><text:span text:style-name="T10">echo </text:span><text:span text:style-name="T3">(</text:span><text:span text:style-name="T15">'L</text:span><text:span text:style-name="T10">\'</text:span><text:span text:style-name="T15">age de' <text:s/></text:span><text:span text:style-name="T3">. </text:span><text:span text:style-name="T20">$fullName </text:span><text:span text:style-name="T3">. </text:span><text:span text:style-name="T15">" est de " </text:span><text:span text:style-name="T3">. </text:span><text:span text:style-name="T20">$age </text:span><text:span text:style-name="T3">. </text:span><text:span text:style-name="T15">" ans "</text:span><text:span text:style-name="T3">);</text:span></text:p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9">AGE </text:span><text:span text:style-name="T3">. </text:span><text:span text:style-name="T15">" ans" </text:span><text:span text:style-name="T3">. </text:span><text:span text:style-name="T29">PHP_EOL</text:span><text:span text:style-name="T3">); </text:span><text:span text:style-name="T26">/* AGE est une constante */</text:span></text:p>
      <text:p text:style-name="P25"><text:span text:style-name="T20">$age </text:span><text:span text:style-name="T3">= </text:span><text:span text:style-name="T20">$age </text:span><text:span text:style-name="T3">-= </text:span><text:span text:style-name="T32">1</text:span><text:span text:style-name="T3">;</text:span></text:p>
      <text:p text:style-name="P51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</text:span></text:p>
      <text:p text:style-name="P61">L’erreur est que on réaffecte la valeur age apres le calcul, donc le nombre de jour est faux</text:p>
      <text:p text:style-name="P28"/>
      <text:p text:style-name="P31">Cas de Booléen :</text:p>
      <text:p text:style-name="P12"/>
      <text:p text:style-name="P36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age </text:span><text:span text:style-name="T3">= </text:span><text:span text:style-name="T32">49</text:span><text:span text:style-name="T3">;</text:span></text:p>
      <text:p text:style-name="P25"><text:span text:style-name="T20">$canVote </text:span><text:span text:style-name="T3">= </text:span><text:span text:style-name="T10">false</text:span><text:span text:style-name="T3">;</text:span></text:p>
      <text:p text:style-name="P49"/>
      <text:p text:style-name="P49"/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age </text:span><text:span text:style-name="T3">= </text:span><text:span text:style-name="T20">$age </text:span><text:span text:style-name="T3">-= </text:span><text:span text:style-name="T32">1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35"/>
      <text:p text:style-name="P35"/>
      <text:p text:style-name="P25"><text:span text:style-name="T10">if </text:span><text:span text:style-name="T3">(</text:span><text:span text:style-name="T20">$age </text:span><text:span text:style-name="T3">&lt;= </text:span><text:span text:style-name="T32">18</text:span><text:span text:style-name="T3">) {</text:span></text:p>
      <text:p text:style-name="P24"><text:span text:style-name="T3"><text:s text:c="4"/></text:span><text:span text:style-name="T25">$canVote </text:span><text:span text:style-name="T39">= </text:span><text:span text:style-name="T12">true</text:span><text:span text:style-name="T39">;</text:span></text:p>
      <text:p text:style-name="P26">}</text:p>
      <text:p text:style-name="P65"/>
      <text:p text:style-name="P51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Exemple avec une conditions :</text:p>
      <text:p text:style-name="P16"/>
      <text:p text:style-name="P37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age </text:span><text:span text:style-name="T3">= </text:span><text:span text:style-name="T32">49</text:span><text:span text:style-name="T3">;</text:span></text:p>
      <text:p text:style-name="P25"><text:span text:style-name="T20">$canVote </text:span><text:span text:style-name="T3">= </text:span><text:span text:style-name="T10">true</text:span><text:span text:style-name="T3">;</text:span>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age </text:span><text:span text:style-name="T3">= </text:span><text:span text:style-name="T20">$age </text:span><text:span text:style-name="T3">-= </text:span><text:span text:style-name="T32">1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25"><text:span text:style-name="T10">if </text:span><text:span text:style-name="T3">(</text:span><text:span text:style-name="T20">$age </text:span><text:span text:style-name="T3">&lt;= </text:span><text:span text:style-name="T32">18</text:span><text:span text:style-name="T3">) {</text:span></text:p>
      <text:p text:style-name="P24"><text:span text:style-name="T3"><text:s text:c="4"/></text:span><text:span text:style-name="T25">$canVote </text:span><text:span text:style-name="T39">= </text:span><text:span text:style-name="T12">false</text:span><text:span text:style-name="T39">;</text:span></text:p>
      <text:p text:style-name="P26">}</text:p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25"><text:span text:style-name="T10">if </text:span><text:span text:style-name="T3">(</text:span><text:span text:style-name="T29">scanVote </text:span><text:span text:style-name="T3">== </text:span><text:span text:style-name="T10">true</text:span><text:span text:style-name="T3">) {</text:span></text:p>
      <text:p text:style-name="P24"><text:span text:style-name="T3"><text:s text:c="4"/></text:span><text:span text:style-name="T12">echo</text:span><text:span text:style-name="T39">(</text:span><text:span text:style-name="T17">"</text:span><text:span text:style-name="T25">$firstName</text:span><text:span text:style-name="T18"> </text:span><text:span text:style-name="T17">peut voter." </text:span><text:span text:style-name="T39">. </text:span><text:span text:style-name="T30">PHP_EOL</text:span><text:span text:style-name="T39">);</text:span></text:p>
      <text:p text:style-name="P25"><text:span text:style-name="T3">} </text:span><text:span text:style-name="T10">else</text:span><text:span text:style-name="T3">{</text:span></text:p>
      <text:p text:style-name="P24"><text:span text:style-name="T3"><text:s text:c="4"/></text:span><text:span text:style-name="T12">echo </text:span><text:span text:style-name="T39">(</text:span><text:span text:style-name="T17">"</text:span><text:span text:style-name="T25">$firstName</text:span><text:span text:style-name="T18"> </text:span><text:span text:style-name="T17">ne peut âs voter." </text:span><text:span text:style-name="T39">. </text:span><text:span text:style-name="T30">PHP_EOL</text:span><text:span text:style-name="T39">);</text:span></text:p>
      <text:p text:style-name="P53">}</text:p>
      <text:p text:style-name="P16"/>
      <text:p text:style-name="P39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age </text:span><text:span text:style-name="T3">= </text:span><text:span text:style-name="T32">49</text:span><text:span text:style-name="T3">;</text:span></text:p>
      <text:p text:style-name="P25"><text:span text:style-name="T20">$canVote </text:span><text:span text:style-name="T3">= </text:span><text:span text:style-name="T10">true</text:span><text:span text:style-name="T3">;</text:span>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age </text:span><text:span text:style-name="T3">= </text:span><text:span text:style-name="T20">$age </text:span><text:span text:style-name="T3">-= </text:span><text:span text:style-name="T32">2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25"><text:span text:style-name="T10">if </text:span><text:span text:style-name="T3">(</text:span><text:span text:style-name="T20">$age </text:span><text:span text:style-name="T3">&lt; </text:span><text:span text:style-name="T32">18</text:span><text:span text:style-name="T3">) {</text:span></text:p>
      <text:p text:style-name="P24"><text:span text:style-name="T3"><text:s text:c="4"/></text:span><text:span text:style-name="T25">$canVote </text:span><text:span text:style-name="T39">= </text:span><text:span text:style-name="T12">false</text:span><text:span text:style-name="T39">;</text:span></text:p>
      <text:p text:style-name="P26">}</text:p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25"><text:span text:style-name="T10">if </text:span><text:span text:style-name="T3">(</text:span><text:span text:style-name="T29">canVote </text:span><text:span text:style-name="T3">=== </text:span><text:span text:style-name="T10">true</text:span><text:span text:style-name="T3">) {</text:span></text:p>
      <text:p text:style-name="P24"><text:span text:style-name="T3"><text:s text:c="4"/></text:span><text:span text:style-name="T12">echo</text:span><text:span text:style-name="T39">(</text:span><text:span text:style-name="T17">"</text:span><text:span text:style-name="T25">$firstName</text:span><text:span text:style-name="T18"> </text:span><text:span text:style-name="T17">peut voter." </text:span><text:span text:style-name="T39">. </text:span><text:span text:style-name="T30">PHP_EOL</text:span><text:span text:style-name="T39">);</text:span></text:p>
      <text:p text:style-name="P25"><text:span text:style-name="T3">} </text:span><text:span text:style-name="T10">else</text:span><text:span text:style-name="T3">{</text:span></text:p>
      <text:p text:style-name="P24"><text:span text:style-name="T3"><text:s text:c="4"/></text:span><text:span text:style-name="T12">echo </text:span><text:span text:style-name="T39">(</text:span><text:span text:style-name="T17">"</text:span><text:span text:style-name="T25">$firstName</text:span><text:span text:style-name="T18"> </text:span><text:span text:style-name="T17">peut voter." </text:span><text:span text:style-name="T39">. </text:span><text:span text:style-name="T30">PHP_EOL</text:span><text:span text:style-name="T39">);</text:span></text:p>
      <text:p text:style-name="P53">}</text:p>
      <text:p text:style-name="P54">version simplifier : </text:p>
      <text:p text:style-name="P65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age </text:span><text:span text:style-name="T3">= </text:span><text:span text:style-name="T32">49</text:span><text:span text:style-name="T3">;</text:span>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age </text:span><text:span text:style-name="T3">= </text:span><text:span text:style-name="T20">$age </text:span><text:span text:style-name="T3">-= </text:span><text:span text:style-name="T32">2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35"/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25"><text:span text:style-name="T10">if </text:span><text:span text:style-name="T3">(</text:span><text:span text:style-name="T20">$age </text:span><text:span text:style-name="T3">&lt; </text:span><text:span text:style-name="T32">18</text:span><text:span text:style-name="T3">) {</text:span></text:p>
      <text:p text:style-name="P24"><text:span text:style-name="T3"><text:s text:c="4"/></text:span><text:span text:style-name="T12">echo</text:span><text:span text:style-name="T39">(</text:span><text:span text:style-name="T17">"</text:span><text:span text:style-name="T25">$firstName</text:span><text:span text:style-name="T18"> </text:span><text:span text:style-name="T17">peut voter." </text:span><text:span text:style-name="T39">. </text:span><text:span text:style-name="T30">PHP_EOL</text:span><text:span text:style-name="T39">);</text:span></text:p>
      <text:p text:style-name="P25"><text:span text:style-name="T3">} </text:span><text:span text:style-name="T10">else</text:span><text:span text:style-name="T3">{</text:span></text:p>
      <text:p text:style-name="P24"><text:span text:style-name="T3"><text:s text:c="4"/></text:span><text:span text:style-name="T12">echo </text:span><text:span text:style-name="T39">(</text:span><text:span text:style-name="T17">"</text:span><text:span text:style-name="T25">$firstName</text:span><text:span text:style-name="T18"> </text:span><text:span text:style-name="T17">peut voter." </text:span><text:span text:style-name="T39">. </text:span><text:span text:style-name="T30">PHP_EOL</text:span><text:span text:style-name="T39">);</text:span></text:p>
      <text:p text:style-name="P53">}</text:p>
      <text:p text:style-name="P66"><text:soft-page-break/>encore simplifier :</text:p>
      <text:p text:style-name="P65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age </text:span><text:span text:style-name="T3">= </text:span><text:span text:style-name="T32">49</text:span><text:span text:style-name="T3">;</text:span></text:p>
      <text:p text:style-name="P25"><text:span text:style-name="T20">$strVoteR</text:span><text:span text:style-name="T21">e</text:span><text:span text:style-name="T20">sult </text:span><text:span text:style-name="T3">=</text:span><text:span text:style-name="T15">""</text:span><text:span text:style-name="T3">;</text:span></text:p>
      <text:p text:style-name="P49"/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age </text:span><text:span text:style-name="T3">= </text:span><text:span text:style-name="T20">$age </text:span><text:span text:style-name="T3">-= </text:span><text:span text:style-name="T32">2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35"/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35"/>
      <text:p text:style-name="P25"><text:span text:style-name="T10">if </text:span><text:span text:style-name="T3">(</text:span><text:span text:style-name="T20">$age </text:span><text:span text:style-name="T3">&lt; </text:span><text:span text:style-name="T32">18</text:span><text:span text:style-name="T3">) {</text:span></text:p>
      <text:p text:style-name="P24"><text:span text:style-name="T3"><text:s text:c="4"/></text:span><text:span text:style-name="T25">$strVoteResult </text:span><text:span text:style-name="T39">= </text:span><text:span text:style-name="T17">"ne peut voter."</text:span><text:span text:style-name="T39">;</text:span></text:p>
      <text:p text:style-name="P25"><text:span text:style-name="T3">} </text:span><text:span text:style-name="T10">else</text:span><text:span text:style-name="T3">{</text:span></text:p>
      <text:p text:style-name="P24"><text:span text:style-name="T3"><text:s text:c="4"/></text:span><text:span text:style-name="T25">$strVoteResult </text:span><text:span text:style-name="T39">= </text:span><text:span text:style-name="T17">" peut voter."</text:span><text:span text:style-name="T39">;</text:span></text:p>
      <text:p text:style-name="P26">}</text:p>
      <text:p text:style-name="P51"><text:span text:style-name="T10">echo </text:span><text:span text:style-name="T3">(</text:span><text:span text:style-name="T15">"</text:span><text:span text:style-name="T20">$firstName $strVoteResult</text:span><text:span text:style-name="T15">" </text:span><text:span text:style-name="T3">. </text:span><text:span text:style-name="T29">PHP_EOL</text:span><text:span text:style-name="T3">);</text:span></text:p>
      <text:p text:style-name="P53">e<text:span text:style-name="T40">ncore simplifier :</text:span></text:p>
      <text:p text:style-name="P55">Avec Opérateur tuner</text:p>
      <text:p text:style-name="P65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age </text:span><text:span text:style-name="T3">= </text:span><text:span text:style-name="T32">49</text:span><text:span text:style-name="T3">;</text:span></text:p>
      <text:p text:style-name="P25"><text:span text:style-name="T20">$strVoteResult </text:span><text:span text:style-name="T3">=</text:span><text:span text:style-name="T15">""</text:span><text:span text:style-name="T3">;</text:span></text:p>
      <text:p text:style-name="P49"/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age </text:span><text:span text:style-name="T3">= </text:span><text:span text:style-name="T20">$age </text:span><text:span text:style-name="T3">-= </text:span><text:span text:style-name="T32">2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35"/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25"><text:span text:style-name="T20">$strVoteResult </text:span><text:span text:style-name="T3">= (</text:span><text:span text:style-name="T20">$age </text:span><text:span text:style-name="T3">&lt; </text:span><text:span text:style-name="T32">18</text:span><text:span text:style-name="T3">) ? </text:span><text:span text:style-name="T15">"ne peut pas voter." </text:span><text:span text:style-name="T3">: </text:span><text:span text:style-name="T15">"peut voter."</text:span><text:span text:style-name="T3">;</text:span></text:p>
      <text:p text:style-name="P51"><text:span text:style-name="T10">echo </text:span><text:span text:style-name="T3">(</text:span><text:span text:style-name="T15">"</text:span><text:span text:style-name="T20">$firstName $strVoteResult</text:span><text:span text:style-name="T15">" </text:span><text:span text:style-name="T3">. </text:span><text:span text:style-name="T29">PHP_EOL</text:span><text:span text:style-name="T3">);</text:span></text:p>
      <text:p text:style-name="P56">Encore plus</text:p>
      <text:p text:style-name="P67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age </text:span><text:span text:style-name="T3">= </text:span><text:span text:style-name="T32">49</text:span><text:span text:style-name="T3">;</text:span>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age </text:span><text:span text:style-name="T3">= </text:span><text:span text:style-name="T20">$age </text:span><text:span text:style-name="T3">-= </text:span><text:span text:style-name="T32">2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35"/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 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51"><text:span text:style-name="T10">echo </text:span><text:span text:style-name="T3">(</text:span><text:span text:style-name="T15">"</text:span><text:span text:style-name="T20">$firstName </text:span><text:span text:style-name="T15">" </text:span><text:span text:style-name="T3">. ((</text:span><text:span text:style-name="T20">$age </text:span><text:span text:style-name="T3">&lt; </text:span><text:span text:style-name="T32">18</text:span><text:span text:style-name="T3">) ? </text:span><text:span text:style-name="T15">"ne peut pas voter." </text:span><text:span text:style-name="T3">: </text:span><text:span text:style-name="T15">"peut voter."</text:span><text:span text:style-name="T3">) . </text:span><text:span text:style-name="T29">PHP_EOL</text:span><text:span text:style-name="T3">);</text:span></text:p>
      <text:p text:style-name="P56"/>
      <text:p text:style-name="P57"><text:soft-page-break/>Exemple tableau :</text:p>
      <text:p text:style-name="P57"><text:span text:style-name="T23">$myColors</text:span><text:span text:style-name="T19"> </text:span>= <text:span text:style-name="T9">array</text:span>(<text:span text:style-name="T14">"Bleu"</text:span>, <text:span text:style-name="T14">"vert"</text:span>, <text:span text:style-name="T14">"jaune"</text:span>);</text:p>
      <text:p text:style-name="P63"><text:span text:style-name="T11">echo </text:span><text:bookmark-start text:name="__DdeLink__242_140018588"/><text:span text:style-name="T22">$myColors</text:span><text:span text:style-name="T5">[</text:span><text:span text:style-name="T33">0</text:span><text:span text:style-name="T5">];</text:span><text:bookmark-end text:name="__DdeLink__242_140018588"/><text:span text:style-name="T5"> </text:span><text:span text:style-name="T27">/*perser : analyse pas contenu par contenu par tableau */</text:span><text:span text:style-name="T10">echo </text:span><text:span text:style-name="T11">echo </text:span><text:span text:style-name="T20">$myColors</text:span><text:span text:style-name="T3">[</text:span><text:span text:style-name="T32">1</text:span><text:span text:style-name="T3">];</text:span></text:p>
      <text:p text:style-name="P63"><text:span text:style-name="T10">echo </text:span><text:span text:style-name="T20">$myColors</text:span><text:span text:style-name="T3">[</text:span><text:span text:style-name="T32">2</text:span><text:span text:style-name="T3">]</text:span></text:p>
      <text:p text:style-name="P58">boucle :</text:p>
      <text:p text:style-name="P58"/>
      <text:p text:style-name="P58"/>
      <text:p text:style-name="P68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myColors </text:span><text:span text:style-name="T3">= </text:span><text:span text:style-name="T10">array</text:span><text:span text:style-name="T3">(</text:span><text:span text:style-name="T15">"Bleu"</text:span><text:span text:style-name="T3">, </text:span><text:span text:style-name="T15">"vert"</text:span><text:span text:style-name="T3">, </text:span><text:span text:style-name="T15">"jaune"</text:span><text:span text:style-name="T3">);</text:span></text:p>
      <text:p text:style-name="P25"><text:span text:style-name="T20">$mytColors </text:span><text:span text:style-name="T3">= [</text:span><text:span text:style-name="T15">"Bleu"</text:span><text:span text:style-name="T3">, </text:span><text:span text:style-name="T15">"Bleu"</text:span><text:span text:style-name="T3">, </text:span><text:span text:style-name="T15">"Rouge"</text:span><text:span text:style-name="T3">];</text:span>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35"/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 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25"><text:span text:style-name="T10">echo </text:span><text:span text:style-name="T3">(</text:span><text:span text:style-name="T15">"</text:span><text:span text:style-name="T20">$firstName </text:span><text:span text:style-name="T15">" </text:span><text:span text:style-name="T3">. ((</text:span><text:span text:style-name="T20">$age </text:span><text:span text:style-name="T3">&lt; </text:span><text:span text:style-name="T32">18</text:span><text:span text:style-name="T3">) ? </text:span><text:span text:style-name="T15">"ne peut pas voter." </text:span><text:span text:style-name="T3">: </text:span><text:span text:style-name="T15">"peut voter."</text:span><text:span text:style-name="T3">) . </text:span><text:span text:style-name="T29">PHP_EOL</text:span><text:span text:style-name="T3">);</text:span></text:p>
      <text:p text:style-name="P25"><text:bookmark-start text:name="__DdeLink__245_140018588"/><text:bookmark-start text:name="__DdeLink__249_140018588"/><text:span text:style-name="T10">echo </text:span><text:span text:style-name="T15">"Ses couleurs préférées sont : " </text:span><text:span text:style-name="T3">. </text:span><text:span text:style-name="T29">PHP_EOL</text:span><text:span text:style-name="T3">;</text:span></text:p>
      <text:p text:style-name="P25"><text:span text:style-name="T20">$totalColors </text:span><text:span text:style-name="T3">= </text:span><text:span text:style-name="T8">count</text:span><text:span text:style-name="T3">(</text:span><text:span text:style-name="T20">$myColors</text:span><text:span text:style-name="T3">);</text:span></text:p>
      <text:p text:style-name="P25"><text:span text:style-name="T10">for </text:span><text:span text:style-name="T3">(</text:span><text:span text:style-name="T20">$loop </text:span><text:span text:style-name="T3">= </text:span><text:span text:style-name="T32">0</text:span><text:span text:style-name="T3">; </text:span><text:span text:style-name="T20">$loop </text:span><text:span text:style-name="T3">&lt;= </text:span><text:span text:style-name="T20">$totalColors </text:span><text:span text:style-name="T3">- </text:span><text:span text:style-name="T32">1</text:span><text:span text:style-name="T3">; </text:span><text:span text:style-name="T20">$loop</text:span><text:span text:style-name="T3">++){</text:span></text:p>
      <text:p text:style-name="P24"><text:span text:style-name="T3"><text:s text:c="4"/></text:span><text:span text:style-name="T12">echo </text:span><text:span text:style-name="T25">$myColors</text:span><text:span text:style-name="T39">[</text:span><text:span text:style-name="T25">$loop</text:span><text:span text:style-name="T39">] . </text:span><text:span text:style-name="T30">PHP_EOL</text:span><text:span text:style-name="T39">;</text:span></text:p>
      <text:p text:style-name="P53">}<text:bookmark-end text:name="__DdeLink__245_140018588"/><text:bookmark-end text:name="__DdeLink__249_140018588"/></text:p>
      <text:p text:style-name="P68"/>
      <text:p text:style-name="P68"/>
      <text:p text:style-name="P58"><text:span text:style-name="T9">echo </text:span>(<text:span text:style-name="T14">"L'age de </text:span><text:span text:style-name="T19">$fullName</text:span><text:span text:style-name="T13"> </text:span><text:span text:style-name="T14">est de " </text:span>. <text:span text:style-name="T19">$age </text:span>. <text:span text:style-name="T14">" ans, soit environs </text:span><text:span text:style-name="T19">$totalDays</text:span><text:span text:style-name="T13"> </text:span><text:span text:style-name="T14">jours" </text:span>. <text:span text:style-name="T28">PHP_EOL</text:span>);</text:p>
      <text:p text:style-name="P25"><text:span text:style-name="T10">echo </text:span><text:span text:style-name="T3">(</text:span><text:span text:style-name="T15">"</text:span><text:span text:style-name="T20">$firstName </text:span><text:span text:style-name="T15">" </text:span><text:span text:style-name="T3">. ((</text:span><text:span text:style-name="T20">$age </text:span><text:span text:style-name="T3">&lt; </text:span><text:span text:style-name="T32">18</text:span><text:span text:style-name="T3">) ? </text:span><text:span text:style-name="T15">"ne peut pas voter." </text:span><text:span text:style-name="T3">: </text:span><text:span text:style-name="T15">"peut voter."</text:span><text:span text:style-name="T3">) . </text:span><text:span text:style-name="T29">PHP_EOL</text:span><text:span text:style-name="T3">);</text:span></text:p>
      <text:p text:style-name="P25"><text:span text:style-name="T10">echo </text:span><text:span text:style-name="T15">"Ses couleurs préférées sont : " </text:span><text:span text:style-name="T3">. </text:span><text:span text:style-name="T29">PHP_EOL</text:span><text:span text:style-name="T3">;</text:span></text:p>
      <text:p text:style-name="P49"/>
      <text:p text:style-name="P25"><text:span text:style-name="T20">$totalColors </text:span><text:span text:style-name="T3">= </text:span><text:span text:style-name="T8">count</text:span><text:span text:style-name="T3">(</text:span><text:span text:style-name="T20">$myColors</text:span><text:span text:style-name="T3">);</text:span></text:p>
      <text:p text:style-name="P35"/>
      <text:p text:style-name="P25"><text:span text:style-name="T10">for </text:span><text:span text:style-name="T3">(</text:span><text:span text:style-name="T20">$loop </text:span><text:span text:style-name="T3">= </text:span><text:span text:style-name="T32">0</text:span><text:span text:style-name="T3">; </text:span><text:span text:style-name="T20">$loop </text:span><text:span text:style-name="T3">&lt; </text:span><text:span text:style-name="T20">$totalColors</text:span><text:span text:style-name="T3">; </text:span><text:span text:style-name="T20">$loop</text:span><text:span text:style-name="T3">++){</text:span></text:p>
      <text:p text:style-name="P24"><text:span text:style-name="T3"><text:s text:c="4"/></text:span><text:span text:style-name="T12">echo </text:span><text:span text:style-name="T25">$myColors</text:span><text:span text:style-name="T39">[</text:span><text:span text:style-name="T25">$loop</text:span><text:span text:style-name="T39">] . </text:span><text:span text:style-name="T30">PHP_EOL</text:span><text:span text:style-name="T39">;</text:span></text:p>
      <text:p text:style-name="P53">}</text:p>
      <text:p text:style-name="P59">plus simple : </text:p>
      <text:p text:style-name="P27"><text:bookmark-start text:name="__DdeLink__251_140018588"/><text:span text:style-name="T19">$totalColors </text:span>= <text:span text:style-name="T7">count</text:span>(<text:span text:style-name="T19">$myColors</text:span>);</text:p>
      <text:p text:style-name="P25"><text:span text:style-name="T10">foreach </text:span><text:span text:style-name="T3">(</text:span><text:span text:style-name="T20">$myColors </text:span><text:span text:style-name="T10">as </text:span><text:span text:style-name="T20">$color</text:span><text:span text:style-name="T3">){</text:span></text:p>
      <text:p text:style-name="P50"><text:span text:style-name="T3"><text:s text:c="4"/></text:span><text:span text:style-name="T12">echo </text:span><text:span text:style-name="T25">$color </text:span><text:span text:style-name="T39">. </text:span><text:span text:style-name="T30">PHP_EOL</text:span><text:span text:style-name="T39">;</text:span><text:bookmark-end text:name="__DdeLink__251_140018588"/></text:p>
      <text:p text:style-name="P53"/>
      <text:p text:style-name="P62"><text:soft-page-break/>Affichage en tableau :</text:p>
      <text:p text:style-name="P69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myColors </text:span><text:span text:style-name="T3">= </text:span><text:span text:style-name="T10">array</text:span><text:span text:style-name="T3">(</text:span><text:span text:style-name="T15">"Bleu"</text:span><text:span text:style-name="T3">, </text:span><text:span text:style-name="T15">"vert"</text:span><text:span text:style-name="T3">, </text:span><text:span text:style-name="T15">"jaune"</text:span><text:span text:style-name="T3">);</text:span></text:p>
      <text:p text:style-name="P25"><text:span text:style-name="T20">$mytColors </text:span><text:span text:style-name="T3">= [</text:span><text:span text:style-name="T15">"Bleu"</text:span><text:span text:style-name="T3">, </text:span><text:span text:style-name="T15">"Bleu"</text:span><text:span text:style-name="T3">, </text:span><text:span text:style-name="T15">"Rouge"</text:span><text:span text:style-name="T3">];</text:span>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35"/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 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35"/>
      <text:p text:style-name="P25"><text:span text:style-name="T10">echo </text:span><text:span text:style-name="T3">(</text:span><text:span text:style-name="T15">"</text:span><text:span text:style-name="T20">$firstName </text:span><text:span text:style-name="T15">" </text:span><text:span text:style-name="T3">. ((</text:span><text:span text:style-name="T20">$age </text:span><text:span text:style-name="T3">&lt; </text:span><text:span text:style-name="T32">18</text:span><text:span text:style-name="T3">) ? </text:span><text:span text:style-name="T15">"ne peut pas voter." </text:span><text:span text:style-name="T3">: </text:span><text:span text:style-name="T15">"peut voter."</text:span><text:span text:style-name="T3">) . </text:span><text:span text:style-name="T29">PHP_EOL</text:span><text:span text:style-name="T3">);</text:span></text:p>
      <text:p text:style-name="P35"/>
      <text:p text:style-name="P25"><text:bookmark-start text:name="__DdeLink__247_140018588"/><text:span text:style-name="T10">echo </text:span><text:span text:style-name="T15">"Ses couleurs préférées sont : " </text:span><text:span text:style-name="T3">. </text:span><text:span text:style-name="T29">PHP_EOL</text:span><text:span text:style-name="T3">;</text:span></text:p>
      <text:p text:style-name="P25"><text:span text:style-name="T20">$totalColors </text:span><text:span text:style-name="T3">= </text:span><text:span text:style-name="T8">count</text:span><text:span text:style-name="T3">(</text:span><text:span text:style-name="T20">$myColors</text:span><text:span text:style-name="T3">);</text:span></text:p>
      <text:p text:style-name="P35"/>
      <text:p text:style-name="P25"><text:bookmark-start text:name="__DdeLink__627_140018588"/><text:bookmark-start text:name="__DdeLink__4632_201224793"/><text:span text:style-name="T10">foreach </text:span><text:span text:style-name="T3">(</text:span><text:span text:style-name="T20">$myColors </text:span><text:span text:style-name="T10">as </text:span><text:span text:style-name="T20">$key </text:span><text:span text:style-name="T3">=&gt; </text:span><text:span text:style-name="T20">$color</text:span><text:span text:style-name="T3">){</text:span></text:p>
      <text:p text:style-name="P24"><text:span text:style-name="T3"><text:s text:c="4"/></text:span><text:span text:style-name="T12">echo </text:span><text:span text:style-name="T17">"couleur </text:span><text:span text:style-name="T25">$key</text:span><text:span text:style-name="T18"> </text:span><text:span text:style-name="T17">: " </text:span><text:span text:style-name="T39">. </text:span><text:span text:style-name="T25">$color </text:span><text:span text:style-name="T39">. </text:span><text:span text:style-name="T30">PHP_EOL</text:span><text:span text:style-name="T39">;</text:span></text:p>
      <text:p text:style-name="P53">}<text:bookmark-end text:name="__DdeLink__247_140018588"/><text:bookmark-end text:name="__DdeLink__627_140018588"/><text:bookmark-end text:name="__DdeLink__4632_201224793"/></text:p>
      <text:p text:style-name="P60">Tableau à plusieurs dimension :</text:p>
      <text:p text:style-name="P60">variable fini avec un s est un tableau</text:p>
      <text:p text:style-name="P70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myFavorites </text:span><text:span text:style-name="T3">= </text:span><text:span text:style-name="T10">array </text:span><text:span text:style-name="T3">(</text:span></text:p>
      <text:p text:style-name="P24"><text:span text:style-name="T3"><text:s text:c="4"/></text:span><text:span text:style-name="T17">"colors" </text:span><text:span text:style-name="T39">=&gt; </text:span><text:span text:style-name="T12">array </text:span><text:span text:style-name="T39">(</text:span><text:span text:style-name="T17">"Bleu"</text:span><text:span text:style-name="T39">, </text:span><text:span text:style-name="T17">"vert"</text:span><text:span text:style-name="T39">, </text:span><text:span text:style-name="T17">"jaune"</text:span><text:span text:style-name="T39">),</text:span></text:p>
      <text:p text:style-name="P24"><text:span text:style-name="T3"><text:s text:c="4"/></text:span><text:span text:style-name="T17">"towns" <text:s/></text:span><text:span text:style-name="T39">=&gt; </text:span><text:span text:style-name="T12">array </text:span><text:span text:style-name="T39">(</text:span><text:span text:style-name="T17">"lyon"</text:span><text:span text:style-name="T39">, </text:span><text:span text:style-name="T17">"paris"</text:span><text:span text:style-name="T39">, </text:span><text:span text:style-name="T17">"caen"</text:span><text:span text:style-name="T39">),</text:span></text:p>
      <text:p text:style-name="P24"><text:span text:style-name="T3"><text:s text:c="4"/></text:span><text:span text:style-name="T17">"movies" </text:span><text:span text:style-name="T39">=&gt; </text:span><text:span text:style-name="T12">array </text:span><text:span text:style-name="T39">(</text:span><text:span text:style-name="T17">"terminator1"</text:span><text:span text:style-name="T39">, </text:span><text:span text:style-name="T17">"terminator2"</text:span><text:span text:style-name="T39">, </text:span><text:span text:style-name="T17">"terminator3"</text:span><text:span text:style-name="T39">),</text:span></text:p>
      <text:p text:style-name="P26">);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 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25"><text:span text:style-name="T10">echo </text:span><text:span text:style-name="T3">(</text:span><text:span text:style-name="T15">"</text:span><text:span text:style-name="T20">$firstName </text:span><text:span text:style-name="T15">" </text:span><text:span text:style-name="T3">. ((</text:span><text:span text:style-name="T20">$age </text:span><text:span text:style-name="T3">&lt; </text:span><text:span text:style-name="T32">18</text:span><text:span text:style-name="T3">) ? </text:span><text:span text:style-name="T15">"ne peut pas voter." </text:span><text:span text:style-name="T3">: </text:span><text:span text:style-name="T15">"peut voter."</text:span><text:span text:style-name="T3">) . </text:span><text:span text:style-name="T29">PHP_EOL</text:span><text:span text:style-name="T3">);</text:span></text:p>
      <text:p text:style-name="P25"><text:span text:style-name="T10">echo </text:span><text:span text:style-name="T15">"Ses couleurs préférées sont : " </text:span><text:span text:style-name="T3">. </text:span><text:span text:style-name="T29">PHP_EOL</text:span><text:span text:style-name="T3">;</text:span></text:p>
      <text:p text:style-name="P25"><text:span text:style-name="T20">$totalColors </text:span><text:span text:style-name="T3">= </text:span><text:span text:style-name="T8">count</text:span><text:span text:style-name="T3">(</text:span><text:span text:style-name="T20">$myColors</text:span><text:span text:style-name="T3">);</text:span></text:p>
      <text:p text:style-name="P25"><text:span text:style-name="T10">foreach </text:span><text:span text:style-name="T3">(</text:span><text:span text:style-name="T20">$myFavorites </text:span><text:span text:style-name="T10">as </text:span><text:span text:style-name="T20">$key </text:span><text:span text:style-name="T3">=&gt; </text:span><text:span text:style-name="T20">$favorite</text:span><text:span text:style-name="T3">){</text:span></text:p>
      <text:p text:style-name="P24"><text:span text:style-name="T3"><text:s text:c="4"/></text:span><text:span text:style-name="T12">echo </text:span><text:span text:style-name="T17">" </text:span><text:span text:style-name="T25">$key</text:span><text:span text:style-name="T18"> </text:span><text:span text:style-name="T17">: "</text:span><text:span text:style-name="T39">;</text:span></text:p>
      <text:p text:style-name="P24"><text:span text:style-name="T3"><text:s text:c="4"/></text:span><text:span text:style-name="T12">foreach</text:span><text:span text:style-name="T39">(</text:span><text:span text:style-name="T25">$favorite </text:span><text:span text:style-name="T12">as </text:span><text:span text:style-name="T25">$content</text:span><text:span text:style-name="T39">){</text:span></text:p>
      <text:p text:style-name="P24"><text:span text:style-name="T3"><text:s text:c="8"/></text:span><text:span text:style-name="T12">echo </text:span><text:span text:style-name="T25">$content </text:span><text:span text:style-name="T39">. </text:span><text:span text:style-name="T17">" "</text:span><text:span text:style-name="T39">;</text:span></text:p>
      <text:p text:style-name="P34"><text:s text:c="4"/><text:span text:style-name="T36">}</text:span></text:p>
      <text:p text:style-name="P24"><text:span text:style-name="T3"><text:s text:c="4"/></text:span><text:span text:style-name="T12">echo </text:span><text:span text:style-name="T30">PHP_EOL</text:span><text:span text:style-name="T39">;</text:span></text:p>
      <text:p text:style-name="P53">}</text:p>
      <text:p text:style-name="P60"/>
      <text:p text:style-name="P38"/>
      <text:p text:style-name="P38"/>
      <text:p text:style-name="P38"/>
      <text:p text:style-name="P41"/>
      <text:p text:style-name="P41"/>
      <text:p text:style-name="P41"><text:soft-page-break/></text:p>
      <text:p text:style-name="P42">Encore plus simple :</text:p>
      <text:p text:style-name="P40"/>
      <text:p text:style-name="P40"/>
      <text:p text:style-name="P38">&lt;?php</text:p>
      <text:p text:style-name="P25"><text:span text:style-name="T20">$firstName </text:span><text:span text:style-name="T3">= </text:span><text:span text:style-name="T15">"François"</text:span><text:span text:style-name="T3">;</text:span></text:p>
      <text:p text:style-name="P25"><text:span text:style-name="T20">$lastName </text:span><text:span text:style-name="T3">= </text:span><text:span text:style-name="T15">"LETELLIER"</text:span><text:span text:style-name="T3">;</text:span></text:p>
      <text:p text:style-name="P25"><text:span text:style-name="T20">$myFavorites </text:span><text:span text:style-name="T3">= </text:span><text:span text:style-name="T10">array </text:span><text:span text:style-name="T3">(</text:span></text:p>
      <text:p text:style-name="P24"><text:span text:style-name="T3"><text:s text:c="4"/></text:span><text:span text:style-name="T17">"colors" </text:span><text:span text:style-name="T39">=&gt; </text:span><text:span text:style-name="T12">array </text:span><text:span text:style-name="T39">(</text:span><text:span text:style-name="T17">"Bleu"</text:span><text:span text:style-name="T39">, </text:span><text:span text:style-name="T17">"vert"</text:span><text:span text:style-name="T39">, </text:span><text:span text:style-name="T17">"jaune"</text:span><text:span text:style-name="T39">),</text:span></text:p>
      <text:p text:style-name="P24"><text:span text:style-name="T3"><text:s text:c="4"/></text:span><text:span text:style-name="T17">"towns" <text:s/></text:span><text:span text:style-name="T39">=&gt; </text:span><text:span text:style-name="T12">array </text:span><text:span text:style-name="T39">(</text:span><text:span text:style-name="T17">"lyon"</text:span><text:span text:style-name="T39">, </text:span><text:span text:style-name="T17">"paris"</text:span><text:span text:style-name="T39">, </text:span><text:span text:style-name="T17">"caen"</text:span><text:span text:style-name="T39">),</text:span></text:p>
      <text:p text:style-name="P24"><text:span text:style-name="T3"><text:s text:c="4"/></text:span><text:span text:style-name="T17">"movies" </text:span><text:span text:style-name="T39">=&gt; </text:span><text:span text:style-name="T12">array </text:span><text:span text:style-name="T39">(</text:span><text:span text:style-name="T17">"terminator1"</text:span><text:span text:style-name="T39">, </text:span><text:span text:style-name="T17">"terminator2"</text:span><text:span text:style-name="T39">, </text:span><text:span text:style-name="T17">"terminator3"</text:span><text:span text:style-name="T39">),</text:span></text:p>
      <text:p text:style-name="P26">);</text:p>
      <text:p text:style-name="P25"><text:span text:style-name="T20">$fullName </text:span><text:span text:style-name="T3">= </text:span><text:span text:style-name="T20">$firstName </text:span><text:span text:style-name="T3">. </text:span><text:span text:style-name="T15">" " </text:span><text:span text:style-name="T3">. </text:span><text:span text:style-name="T20">$lastName</text:span><text:span text:style-name="T3">;</text:span></text:p>
      <text:p text:style-name="P25"><text:span text:style-name="T20">$totalDays </text:span><text:span text:style-name="T3">= </text:span><text:span text:style-name="T20">$age </text:span><text:span text:style-name="T3">* </text:span><text:span text:style-name="T32">365</text:span><text:span text:style-name="T3">;</text:span></text:p>
      <text:p text:style-name="P25"><text:span text:style-name="T10">echo </text:span><text:span text:style-name="T3">(</text:span><text:span text:style-name="T15">"L'age de </text:span><text:span text:style-name="T20">$fullName</text:span><text:span text:style-name="T16"> </text:span><text:span text:style-name="T15">est de " </text:span><text:span text:style-name="T3">. </text:span><text:span text:style-name="T20">$age </text:span><text:span text:style-name="T3">. </text:span><text:span text:style-name="T15">" ans, soit environs </text:span><text:span text:style-name="T20">$totalDays</text:span><text:span text:style-name="T16"> </text:span><text:span text:style-name="T15">jours" </text:span><text:span text:style-name="T3">. </text:span><text:span text:style-name="T29">PHP_EOL</text:span><text:span text:style-name="T3">);</text:span></text:p>
      <text:p text:style-name="P25"><text:span text:style-name="T10">echo </text:span><text:span text:style-name="T3">(</text:span><text:span text:style-name="T15">"</text:span><text:span text:style-name="T20">$firstName </text:span><text:span text:style-name="T15">" </text:span><text:span text:style-name="T3">. ((</text:span><text:span text:style-name="T20">$age </text:span><text:span text:style-name="T3">&lt; </text:span><text:span text:style-name="T32">18</text:span><text:span text:style-name="T3">) ? </text:span><text:span text:style-name="T15">"ne peut pas voter." </text:span><text:span text:style-name="T3">: </text:span><text:span text:style-name="T15">"peut voter."</text:span><text:span text:style-name="T3">) . </text:span><text:span text:style-name="T29">PHP_EOL</text:span><text:span text:style-name="T3">);</text:span></text:p>
      <text:p text:style-name="P25"><text:span text:style-name="T10">echo </text:span><text:span text:style-name="T15">"Ses couleurs préférées sont : " </text:span><text:span text:style-name="T3">. </text:span><text:span text:style-name="T29">PHP_EOL</text:span><text:span text:style-name="T3">;</text:span></text:p>
      <text:p text:style-name="P25"><text:span text:style-name="T20">$totalColors </text:span><text:span text:style-name="T3">= </text:span><text:span text:style-name="T8">count</text:span><text:span text:style-name="T3">(</text:span><text:span text:style-name="T20">$myColors</text:span><text:span text:style-name="T3">);</text:span></text:p>
      <text:p text:style-name="P25"><text:span text:style-name="T10">foreach </text:span><text:span text:style-name="T3">(</text:span><text:span text:style-name="T20">$myFavorites </text:span><text:span text:style-name="T10">as </text:span><text:span text:style-name="T20">$key </text:span><text:span text:style-name="T3">=&gt; </text:span><text:span text:style-name="T20">$favorite</text:span><text:span text:style-name="T3">){</text:span></text:p>
      <text:p text:style-name="P24"><text:span text:style-name="T3"><text:s text:c="4"/></text:span><text:span text:style-name="T12">echo </text:span><text:span text:style-name="T17">" </text:span><text:span text:style-name="T25">$key</text:span><text:span text:style-name="T18"> </text:span><text:span text:style-name="T17">: " </text:span><text:span text:style-name="T39">. </text:span><text:span text:style-name="T38">implode</text:span><text:span text:style-name="T39">(</text:span><text:span text:style-name="T17">", "</text:span><text:span text:style-name="T39">, </text:span><text:span text:style-name="T25">$favorite</text:span><text:span text:style-name="T39">) . </text:span><text:span text:style-name="T30">PHP_EOL</text:span><text:span text:style-name="T39">;</text:span></text:p>
      <text:p text:style-name="P64"><text:s text:c="4"/><text:span text:style-name="T36">}</text:span></text:p>
      <text:p text:style-name="P9">C<text:span text:style-name="T41">alculatrice : </text:span></text:p>
      <text:p text:style-name="P9"/>
      <text:p text:style-name="P38">&lt;?php</text:p>
      <text:p text:style-name="P25"><text:span text:style-name="T20">$value1 </text:span><text:span text:style-name="T3">= </text:span><text:span text:style-name="T20">$argv</text:span><text:span text:style-name="T3">[</text:span><text:span text:style-name="T32">1</text:span><text:span text:style-name="T3">];</text:span></text:p>
      <text:p text:style-name="P25"><text:span text:style-name="T20">$operator </text:span><text:span text:style-name="T3">= </text:span><text:span text:style-name="T20">$argv</text:span><text:span text:style-name="T3">[</text:span><text:span text:style-name="T32">2</text:span><text:span text:style-name="T3">];</text:span></text:p>
      <text:p text:style-name="P25"><text:span text:style-name="T20">$value2 </text:span><text:span text:style-name="T3">= </text:span><text:span text:style-name="T20">$argv</text:span><text:span text:style-name="T3">[</text:span><text:span text:style-name="T32">3</text:span><text:span text:style-name="T3">];</text:span></text:p>
      <text:p text:style-name="P25"><text:span text:style-name="T20">$result </text:span><text:span text:style-name="T3">= </text:span><text:span text:style-name="T32">0</text:span><text:span text:style-name="T3">;</text:span></text:p>
      <text:p text:style-name="P47">//check if usingi correct operator x, +, -, /</text:p>
      <text:p text:style-name="P25"><text:span text:style-name="T10">if</text:span><text:span text:style-name="T3">(</text:span><text:span text:style-name="T8">strlen</text:span><text:span text:style-name="T3">(</text:span><text:span text:style-name="T20">$operator</text:span><text:span text:style-name="T3">) === </text:span><text:span text:style-name="T32">1</text:span><text:span text:style-name="T3">) {</text:span></text:p>
      <text:p text:style-name="P24"><text:span text:style-name="T3"><text:s text:c="4"/></text:span><text:span text:style-name="T12">if </text:span><text:span text:style-name="T39">(</text:span><text:span text:style-name="T38">strpos</text:span><text:span text:style-name="T39">(</text:span><text:span text:style-name="T17">"x+-/"</text:span><text:span text:style-name="T39">, </text:span><text:span text:style-name="T25">$operator</text:span><text:span text:style-name="T39">) !== </text:span><text:span text:style-name="T12">false</text:span><text:span text:style-name="T39">) {</text:span></text:p>
      <text:p text:style-name="P24"><text:span text:style-name="T3"><text:s text:c="8"/></text:span><text:span text:style-name="T12">switch </text:span><text:span text:style-name="T39">(</text:span><text:span text:style-name="T25">$operator</text:span><text:span text:style-name="T39">) {</text:span></text:p>
      <text:p text:style-name="P24"><text:span text:style-name="T3"><text:s text:c="12"/></text:span><text:span text:style-name="T12">case </text:span><text:span text:style-name="T17">"x"</text:span><text:span text:style-name="T39">;</text:span></text:p>
      <text:p text:style-name="P24"><text:span text:style-name="T3"><text:s text:c="16"/></text:span><text:span text:style-name="T25">$result </text:span><text:span text:style-name="T39">= </text:span><text:span text:style-name="T25">$value1 </text:span><text:span text:style-name="T39">* </text:span><text:span text:style-name="T25">$value2</text:span><text:span text:style-name="T39">;</text:span></text:p>
      <text:p text:style-name="P24"><text:span text:style-name="T3"><text:s text:c="16"/></text:span><text:span text:style-name="T12">break</text:span><text:span text:style-name="T39">;</text:span></text:p>
      <text:p text:style-name="P24"><text:span text:style-name="T3"><text:s text:c="12"/></text:span><text:span text:style-name="T12">case </text:span><text:span text:style-name="T17">"-"</text:span><text:span text:style-name="T39">;</text:span></text:p>
      <text:p text:style-name="P24"><text:span text:style-name="T3"><text:s text:c="16"/></text:span><text:span text:style-name="T25">$result </text:span><text:span text:style-name="T39">= </text:span><text:span text:style-name="T25">$value1 </text:span><text:span text:style-name="T39">- </text:span><text:span text:style-name="T25">$value2</text:span><text:span text:style-name="T39">;</text:span></text:p>
      <text:p text:style-name="P24"><text:span text:style-name="T3"><text:s text:c="16"/></text:span><text:span text:style-name="T12">break</text:span><text:span text:style-name="T39">;</text:span></text:p>
      <text:p text:style-name="P24"><text:span text:style-name="T3"><text:s text:c="12"/></text:span><text:span text:style-name="T12">case </text:span><text:span text:style-name="T17">"/"</text:span><text:span text:style-name="T39">;</text:span></text:p>
      <text:p text:style-name="P24"><text:span text:style-name="T3"><text:s text:c="16"/></text:span><text:span text:style-name="T25">$result </text:span><text:span text:style-name="T39">= </text:span><text:span text:style-name="T25">$value1 </text:span><text:span text:style-name="T39">/ </text:span><text:span text:style-name="T25">$value2</text:span><text:span text:style-name="T39">;</text:span></text:p>
      <text:p text:style-name="P24"><text:span text:style-name="T3"><text:s text:c="16"/></text:span><text:span text:style-name="T12">break</text:span><text:span text:style-name="T39">;</text:span></text:p>
      <text:p text:style-name="P24"><text:span text:style-name="T3"><text:s text:c="12"/></text:span><text:span text:style-name="T12">case </text:span><text:span text:style-name="T17">"+"</text:span><text:span text:style-name="T39">;</text:span></text:p>
      <text:p text:style-name="P24"><text:span text:style-name="T3"><text:s text:c="16"/></text:span><text:span text:style-name="T25">$result </text:span><text:span text:style-name="T39">= </text:span><text:span text:style-name="T25">$value1 </text:span><text:span text:style-name="T39">+ </text:span><text:span text:style-name="T25">$value2</text:span><text:span text:style-name="T39">;</text:span></text:p>
      <text:p text:style-name="P24"><text:span text:style-name="T3"><text:s text:c="16"/></text:span><text:span text:style-name="T12">break</text:span><text:span text:style-name="T39">;</text:span></text:p>
      <text:p text:style-name="P34"><text:s text:c="8"/><text:span text:style-name="T36">}</text:span></text:p>
      <text:p text:style-name="P24"><text:span text:style-name="T3"><text:s text:c="8"/></text:span><text:span text:style-name="T12">echo </text:span><text:span text:style-name="T25">$result </text:span><text:span text:style-name="T39">. </text:span><text:span text:style-name="T30">PHP_EOL</text:span><text:span text:style-name="T39">;</text:span></text:p>
      <text:p text:style-name="P24"><text:span text:style-name="T3"><text:s text:c="4"/></text:span><text:span text:style-name="T39">} </text:span><text:span text:style-name="T12">else </text:span><text:span text:style-name="T39">{</text:span></text:p>
      <text:p text:style-name="P24"><text:span text:style-name="T3"><text:s text:c="8"/></text:span><text:span text:style-name="T12">echo </text:span><text:span text:style-name="T17">"unknown operator" </text:span><text:span text:style-name="T39">. </text:span><text:span text:style-name="T30">PHP_EOL</text:span><text:span text:style-name="T39">;</text:span></text:p>
      <text:p text:style-name="P34"><text:s text:c="4"/><text:span text:style-name="T36">}</text:span></text:p>
      <text:p text:style-name="P24"><text:span text:style-name="T3"><text:s text:c="4"/></text:span><text:span text:style-name="T39">} </text:span><text:span text:style-name="T12">else </text:span><text:span text:style-name="T39">{</text:span></text:p>
      <text:p text:style-name="P24"><text:span text:style-name="T3"><text:s text:c="8"/></text:span><text:span text:style-name="T12">echo </text:span><text:span text:style-name="T17">"only one char authorized" </text:span><text:span text:style-name="T39">. </text:span><text:span text:style-name="T30">PHP_EOL</text:span><text:span text:style-name="T39">;</text:span></text:p>
      <text:p text:style-name="P64"><text:s text:c="4"/><text:span text:style-name="T36">}</text:span></text:p>
      <text:p text:style-name="P9"/>
      <text:p text:style-name="P9"/>
      <text:p text:style-name="P9"/>
      <text:p text:style-name="P9"><text:soft-page-break/></text:p>
      <text:p text:style-name="P9"/>
      <text:p text:style-name="P17">Première fonction :</text:p>
      <text:p text:style-name="P43">&lt;?php</text:p>
      <text:p text:style-name="P25"><text:span text:style-name="T20">$value1 </text:span><text:span text:style-name="T3">= </text:span><text:span text:style-name="T20">$argv</text:span><text:span text:style-name="T3">[</text:span><text:span text:style-name="T32">1</text:span><text:span text:style-name="T3">];</text:span></text:p>
      <text:p text:style-name="P25"><text:span text:style-name="T20">$operator </text:span><text:span text:style-name="T3">= </text:span><text:span text:style-name="T20">$argv</text:span><text:span text:style-name="T3">[</text:span><text:span text:style-name="T32">2</text:span><text:span text:style-name="T3">];</text:span></text:p>
      <text:p text:style-name="P25"><text:span text:style-name="T20">$value2 </text:span><text:span text:style-name="T3">= </text:span><text:span text:style-name="T20">$argv</text:span><text:span text:style-name="T3">[</text:span><text:span text:style-name="T32">3</text:span><text:span text:style-name="T3">];</text:span></text:p>
      <text:p text:style-name="P25"><text:span text:style-name="T20">$result </text:span><text:span text:style-name="T3">= </text:span><text:span text:style-name="T32">0</text:span><text:span text:style-name="T3">;</text:span></text:p>
      <text:p text:style-name="P47">//check if usingi correct operator x, +, -, /</text:p>
      <text:p text:style-name="P25"><text:span text:style-name="T10">if</text:span><text:span text:style-name="T3">(</text:span><text:span text:style-name="T8">strlen</text:span><text:span text:style-name="T3">(</text:span><text:span text:style-name="T20">$operator</text:span><text:span text:style-name="T3">) === </text:span><text:span text:style-name="T32">1</text:span><text:span text:style-name="T3">) {</text:span></text:p>
      <text:p text:style-name="P24"><text:span text:style-name="T3"><text:s text:c="4"/></text:span><text:span text:style-name="T12">if </text:span><text:span text:style-name="T39">(</text:span><text:span text:style-name="T38">strpos</text:span><text:span text:style-name="T39">(</text:span><text:span text:style-name="T17">"x+-/"</text:span><text:span text:style-name="T39">, </text:span><text:span text:style-name="T25">$operator</text:span><text:span text:style-name="T39">) !== </text:span><text:span text:style-name="T12">false</text:span><text:span text:style-name="T39">) {</text:span></text:p>
      <text:p text:style-name="P24"><text:span text:style-name="T3"><text:s text:c="8"/></text:span><text:span text:style-name="T25">$result </text:span><text:span text:style-name="T39">= compute(</text:span><text:span text:style-name="T25">$value1</text:span><text:span text:style-name="T39">, </text:span><text:span text:style-name="T25">$operator</text:span><text:span text:style-name="T39">, </text:span><text:span text:style-name="T25">$value2</text:span><text:span text:style-name="T39">);</text:span></text:p>
      <text:p text:style-name="P24"><text:span text:style-name="T3"><text:s text:c="8"/></text:span><text:span text:style-name="T12">echo </text:span><text:span text:style-name="T25">$result </text:span><text:span text:style-name="T39">. </text:span><text:span text:style-name="T30">PHP_EOL</text:span><text:span text:style-name="T39">;</text:span></text:p>
      <text:p text:style-name="P24"><text:span text:style-name="T3"><text:s text:c="4"/></text:span><text:span text:style-name="T39">} </text:span><text:span text:style-name="T12">else </text:span><text:span text:style-name="T39">{</text:span></text:p>
      <text:p text:style-name="P24"><text:span text:style-name="T3"><text:s text:c="8"/></text:span><text:span text:style-name="T12">echo </text:span><text:span text:style-name="T17">"unknown operator" </text:span><text:span text:style-name="T39">. </text:span><text:span text:style-name="T30">PHP_EOL</text:span><text:span text:style-name="T39">;</text:span></text:p>
      <text:p text:style-name="P34"><text:s text:c="4"/><text:span text:style-name="T36">}</text:span></text:p>
      <text:p text:style-name="P24"><text:span text:style-name="T3"><text:s text:c="4"/></text:span><text:span text:style-name="T39">} </text:span><text:span text:style-name="T12">else </text:span><text:span text:style-name="T39">{</text:span></text:p>
      <text:p text:style-name="P24"><text:span text:style-name="T3"><text:s text:c="8"/></text:span><text:span text:style-name="T12">echo </text:span><text:span text:style-name="T17">"only one char authorized" </text:span><text:span text:style-name="T39">. </text:span><text:span text:style-name="T30">PHP_EOL</text:span><text:span text:style-name="T39">;</text:span></text:p>
      <text:p text:style-name="P26">}</text:p>
      <text:p text:style-name="P25"><text:span text:style-name="T10">function </text:span><text:span text:style-name="T3">compute(</text:span><text:span text:style-name="T20">$value1</text:span><text:span text:style-name="T3">, </text:span><text:span text:style-name="T20">$operator</text:span><text:span text:style-name="T3">, </text:span><text:span text:style-name="T20">$value2</text:span><text:span text:style-name="T3">)</text:span></text:p>
      <text:p text:style-name="P26">{</text:p>
      <text:p text:style-name="P24"><text:span text:style-name="T3"><text:s text:c="4"/></text:span><text:span text:style-name="T25">$result </text:span><text:span text:style-name="T39">= </text:span><text:span text:style-name="T34">0</text:span><text:span text:style-name="T39">;</text:span></text:p>
      <text:p text:style-name="P24"><text:span text:style-name="T3"><text:s text:c="4"/></text:span><text:span text:style-name="T12">switch </text:span><text:span text:style-name="T39">(</text:span><text:span text:style-name="T25">$operator</text:span><text:span text:style-name="T39">) {</text:span></text:p>
      <text:p text:style-name="P24"><text:span text:style-name="T3"><text:s text:c="8"/></text:span><text:span text:style-name="T12">case </text:span><text:span text:style-name="T17">"x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* </text:span><text:span text:style-name="T25">$value2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24"><text:span text:style-name="T3"><text:s text:c="8"/></text:span><text:span text:style-name="T12">case </text:span><text:span text:style-name="T17">"-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- </text:span><text:span text:style-name="T25">$value2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24"><text:span text:style-name="T3"><text:s text:c="8"/></text:span><text:span text:style-name="T12">case </text:span><text:span text:style-name="T17">"/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/ </text:span><text:span text:style-name="T25">$value2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24"><text:span text:style-name="T3"><text:s text:c="8"/></text:span><text:span text:style-name="T12">case </text:span><text:span text:style-name="T17">"+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+ </text:span><text:span text:style-name="T25">$value2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34"><text:s text:c="4"/><text:span text:style-name="T36">}</text:span></text:p>
      <text:p text:style-name="P24"><text:span text:style-name="T3"><text:s text:c="4"/></text:span><text:span text:style-name="T12">return </text:span><text:span text:style-name="T25">$result</text:span><text:span text:style-name="T39">;</text:span></text:p>
      <text:p text:style-name="P53">}</text:p>
      <text:p text:style-name="P17"/>
      <text:p text:style-name="P18">calculatrice carré : </text:p>
      <text:p text:style-name="P44">&lt;?php</text:p>
      <text:p text:style-name="P25"><text:span text:style-name="T20">$value1 </text:span><text:span text:style-name="T3">= </text:span><text:span text:style-name="T20">$argv</text:span><text:span text:style-name="T3">[</text:span><text:span text:style-name="T32">1</text:span><text:span text:style-name="T3">];</text:span></text:p>
      <text:p text:style-name="P25"><text:span text:style-name="T20">$operator </text:span><text:span text:style-name="T3">= </text:span><text:span text:style-name="T20">$argv</text:span><text:span text:style-name="T3">[</text:span><text:span text:style-name="T32">2</text:span><text:span text:style-name="T3">];</text:span></text:p>
      <text:p text:style-name="P25"><text:span text:style-name="T20">$value2 </text:span><text:span text:style-name="T3">= (</text:span><text:span text:style-name="T10">isset</text:span><text:span text:style-name="T3">(</text:span><text:span text:style-name="T20">$argv</text:span><text:span text:style-name="T3">[</text:span><text:span text:style-name="T32">3</text:span><text:span text:style-name="T3">]) ? <text:s/></text:span><text:span text:style-name="T20">$argv</text:span><text:span text:style-name="T3">[</text:span><text:span text:style-name="T32">3</text:span><text:span text:style-name="T3">] : </text:span><text:span text:style-name="T32">0</text:span><text:span text:style-name="T3">);</text:span></text:p>
      <text:p text:style-name="P25"><text:span text:style-name="T20">$result </text:span><text:span text:style-name="T3">= </text:span><text:span text:style-name="T32">0</text:span><text:span text:style-name="T3">;</text:span></text:p>
      <text:p text:style-name="P47">//check if usingi correct operator x, +, -, /</text:p>
      <text:p text:style-name="P25"><text:span text:style-name="T10">if</text:span><text:span text:style-name="T3">(</text:span><text:span text:style-name="T8">strlen</text:span><text:span text:style-name="T3">(</text:span><text:span text:style-name="T20">$operator</text:span><text:span text:style-name="T3">) === </text:span><text:span text:style-name="T32">1</text:span><text:span text:style-name="T3">) {</text:span></text:p>
      <text:p text:style-name="P24"><text:span text:style-name="T3"><text:s text:c="4"/></text:span><text:span text:style-name="T12">if </text:span><text:span text:style-name="T39">(</text:span><text:span text:style-name="T38">strpos</text:span><text:span text:style-name="T39">(</text:span><text:span text:style-name="T17">"x+-/c"</text:span><text:span text:style-name="T39">, </text:span><text:span text:style-name="T25">$operator</text:span><text:span text:style-name="T39">) !== </text:span><text:span text:style-name="T12">false</text:span><text:span text:style-name="T39">) {</text:span></text:p>
      <text:p text:style-name="P24"><text:span text:style-name="T3"><text:s text:c="8"/></text:span><text:span text:style-name="T25">$result </text:span><text:span text:style-name="T39">= compute(</text:span><text:span text:style-name="T25">$value1</text:span><text:span text:style-name="T39">, </text:span><text:span text:style-name="T25">$operator</text:span><text:span text:style-name="T39">, </text:span><text:span text:style-name="T25">$value2</text:span><text:span text:style-name="T39">);</text:span></text:p>
      <text:p text:style-name="P24"><text:span text:style-name="T3"><text:s text:c="8"/></text:span><text:span text:style-name="T12">echo </text:span><text:span text:style-name="T25">$result </text:span><text:span text:style-name="T39">. </text:span><text:span text:style-name="T30">PHP_EOL</text:span><text:span text:style-name="T39">;</text:span></text:p>
      <text:p text:style-name="P24"><text:span text:style-name="T3"><text:s text:c="4"/></text:span><text:span text:style-name="T39">} </text:span><text:span text:style-name="T12">else </text:span><text:span text:style-name="T39">{</text:span></text:p>
      <text:p text:style-name="P24"><text:span text:style-name="T3"><text:s text:c="8"/></text:span><text:span text:style-name="T12">echo </text:span><text:span text:style-name="T17">"unknown operator" </text:span><text:span text:style-name="T39">. </text:span><text:span text:style-name="T30">PHP_EOL</text:span><text:span text:style-name="T39">;</text:span></text:p>
      <text:p text:style-name="P34"><text:s text:c="4"/><text:span text:style-name="T36">}</text:span></text:p>
      <text:p text:style-name="P24"><text:span text:style-name="T3"><text:s text:c="4"/></text:span><text:span text:style-name="T39">} </text:span><text:span text:style-name="T12">else </text:span><text:span text:style-name="T39">{</text:span></text:p>
      <text:p text:style-name="P24"><text:span text:style-name="T3"><text:s text:c="8"/></text:span><text:span text:style-name="T12">echo </text:span><text:span text:style-name="T17">"only one char authorized" </text:span><text:span text:style-name="T39">. </text:span><text:span text:style-name="T30">PHP_EOL</text:span><text:span text:style-name="T39">;</text:span></text:p>
      <text:p text:style-name="P26">}</text:p>
      <text:p text:style-name="P25"><text:span text:style-name="T10">function </text:span><text:span text:style-name="T3">compute(</text:span><text:span text:style-name="T20">$value1</text:span><text:span text:style-name="T3">, </text:span><text:span text:style-name="T20">$operator</text:span><text:span text:style-name="T3">, </text:span><text:span text:style-name="T20">$value2 </text:span><text:span text:style-name="T3">= </text:span><text:span text:style-name="T32">0</text:span><text:span text:style-name="T3">)</text:span></text:p>
      <text:p text:style-name="P26">{</text:p>
      <text:p text:style-name="P24"><text:soft-page-break/><text:span text:style-name="T3"><text:s text:c="4"/></text:span><text:span text:style-name="T25">$result </text:span><text:span text:style-name="T39">= </text:span><text:span text:style-name="T34">0</text:span><text:span text:style-name="T39">;</text:span></text:p>
      <text:p text:style-name="P24"><text:span text:style-name="T3"><text:s text:c="4"/></text:span><text:span text:style-name="T12">switch </text:span><text:span text:style-name="T39">(</text:span><text:span text:style-name="T25">$operator</text:span><text:span text:style-name="T39">) {</text:span></text:p>
      <text:p text:style-name="P24"><text:span text:style-name="T3"><text:s text:c="8"/></text:span><text:span text:style-name="T12">case </text:span><text:span text:style-name="T17">"x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* </text:span><text:span text:style-name="T25">$value2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24"><text:span text:style-name="T3"><text:s text:c="8"/></text:span><text:span text:style-name="T12">case </text:span><text:span text:style-name="T17">"-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- </text:span><text:span text:style-name="T25">$value2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24"><text:span text:style-name="T3"><text:s text:c="8"/></text:span><text:span text:style-name="T12">case </text:span><text:span text:style-name="T17">"/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/ </text:span><text:span text:style-name="T25">$value2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24"><text:span text:style-name="T3"><text:s text:c="8"/></text:span><text:span text:style-name="T12">case </text:span><text:span text:style-name="T17">"+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+ </text:span><text:span text:style-name="T25">$value2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24"><text:span text:style-name="T3"><text:s text:c="8"/></text:span><text:span text:style-name="T12">case </text:span><text:span text:style-name="T17">"c"</text:span><text:span text:style-name="T39">;</text:span></text:p>
      <text:p text:style-name="P24"><text:span text:style-name="T3"><text:s text:c="12"/></text:span><text:span text:style-name="T25">$result </text:span><text:span text:style-name="T39">= </text:span><text:span text:style-name="T25">$value1 </text:span><text:span text:style-name="T39">* </text:span><text:span text:style-name="T25">$value1</text:span><text:span text:style-name="T39">;</text:span></text:p>
      <text:p text:style-name="P24"><text:span text:style-name="T3"><text:s text:c="12"/></text:span><text:span text:style-name="T12">break</text:span><text:span text:style-name="T39">;</text:span></text:p>
      <text:p text:style-name="P34"><text:s text:c="4"/><text:span text:style-name="T36">}</text:span></text:p>
      <text:p text:style-name="P24"><text:span text:style-name="T3"><text:s text:c="4"/></text:span><text:span text:style-name="T12">return </text:span><text:span text:style-name="T25">$result</text:span><text:span text:style-name="T39">;</text:span></text:p>
      <text:p text:style-name="P53">}</text:p>
      <text:p text:style-name="P19">pour mettre la structure Html</text:p>
      <text:p text:style-name="P19">créer nouveau fichier html </text:p>
      <text:p text:style-name="P20">taper html + ctrl j + selectionner html5,</text:p>
      <text:p text:style-name="P20"/>
      <text:p text:style-name="P21">Pareil bs3-(ceux que tuveux)  + ctrl j : bs3-row + ctrl j,</text:p>
      <text:p text:style-name="P21"/>
      <text:p text:style-name="P22">get : passe par l’url</text:p>
      <text:p text:style-name="P22">post : passe par header</text:p>
      <text:p text:style-name="P22"/>
      <text:p text:style-name="P23">mettre en server local : <text:bookmark-start text:name="__DdeLink__4720_201179514"/>php -S localhost:8080 -t .<text:bookmark-end text:name="__DdeLink__4720_201179514"/></text:p>
      <text:p text:style-name="P23"/>
      <text:p text:style-name="P23"/>
      <text:p text:style-name="P46"><text:span text:style-name="T42">meta </text:span><text:span text:style-name="T43">http-equiv=</text:span><text:span text:style-name="T44">"expires" </text:span><text:span text:style-name="T43">content=</text:span><text:span text:style-name="T44">"0"</text:span><text:span text:style-name="T42">&gt; <text:s/></text:span>&lt;&lt;*gére le cache de la page</text:p>
      <text:p text:style-name="P71"><text:span text:style-name="T42">&lt;meta </text:span><text:span text:style-name="T43">http-equiv=</text:span><text:span text:style-name="T44">"pragma" </text:span><text:span text:style-name="T43">content=</text:span><text:span text:style-name="T44">"no-cache"</text:span><text:span text:style-name="T42">&gt;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iraMono" svg:font-family="FiraMono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9:19:25.871982188</meta:creation-date>
    <meta:generator>LibreOffice/5.1.6.2$Linux_X86_64 LibreOffice_project/10m0$Build-2</meta:generator>
    <dc:date>2017-03-05T21:20:05.143808753</dc:date>
    <meta:editing-duration>P1DT18H53M59S</meta:editing-duration>
    <meta:editing-cycles>27</meta:editing-cycles>
    <meta:document-statistic meta:table-count="0" meta:image-count="0" meta:object-count="0" meta:page-count="11" meta:paragraph-count="401" meta:word-count="2211" meta:character-count="13396" meta:non-whitespace-character-count="10750"/>
  </office:meta>
</office:document-meta>
</file>